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9999979999999997" table:style-name="ce5">
            <text:p>8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9499919999999999" table:style-name="ce5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3" table:style-name="ro1">
          <table:table-cell table:number-columns-repeated="3" table:style-name="ce4"/>
          <table:table-cell table:style-name="ce5"/>
          <table:table-cell table:number-columns-repeated="4" table:style-name="ce4"/>
          <table:table-cell table:number-columns-repeated="16376"/>
        </table:table-row>
        <table:table-row table:number-rows-repeated="4" table:style-name="ro1">
          <table:table-cell table:number-columns-repeated="3" table:style-name="ce4"/>
          <table:table-cell table:style-name="ce6"/>
          <table:table-cell table:number-columns-repeated="4" table:style-name="ce4"/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office:value-type="float" office:value="1.0620000000000001" table:style-name="ce7">
            <text:p>1.062</text:p>
          </table:table-cell>
          <table:table-cell table:number-columns-repeated="16287"/>
        </table:table-row>
        <table:table-row table:number-rows-repeated="1048574" table:style-name="ro1">
          <table:table-cell table:number-columns-repeated="16384"/>
        </table:table-row>
      </table:table>
      <table:table table:name="Profile_oltc_rati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table:number-columns-repeated="16287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office:value-type="float" office:value="0.952380952380952" table:style-name="ce8">
            <text:p>0.952380952</text:p>
          </table:table-cell>
          <table:table-cell table:number-columns-repeated="16287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287"/>
        </table:table-row>
        <table:table-row table:number-rows-repeated="1048572" table:style-name="ro1">
          <table:table-cell table:number-columns-repeated="16384"/>
        </table:table-row>
      </table:table>
      <table:table table:name="Lines_Addt" table:style-name="ta1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step_size</text:p>
          </table:table-cell>
          <table:table-cell office:value-type="string" table:style-name="ce9">
            <text:p>actTap</text:p>
          </table:table-cell>
          <table:table-cell office:value-type="string" table:style-name="ce9">
            <text:p>minTap</text:p>
          </table:table-cell>
          <table:table-cell office:value-type="string" table:style-name="ce9">
            <text:p>maxTap</text:p>
          </table:table-cell>
          <table:table-cell office:value-type="string" table:style-name="ce9">
            <text:p>normalTap</text:p>
          </table:table-cell>
          <table:table-cell office:value-type="string" table:style-name="ce9">
            <text:p>nominalRatio</text:p>
          </table:table-cell>
          <table:table-cell office:value-type="string" table:style-name="ce9">
            <text:p>r_ip</text:p>
          </table:table-cell>
          <table:table-cell office:value-type="string" table:style-name="ce9">
            <text:p>r_n</text:p>
          </table:table-cell>
          <table:table-cell office:value-type="string" table:style-name="ce9">
            <text:p>r0</text:p>
          </table:table-cell>
          <table:table-cell office:value-type="string" table:style-name="ce9">
            <text:p>x0</text:p>
          </table:table-cell>
          <table:table-cell office:value-type="string" table:style-name="ce9">
            <text:p>b0</text:p>
          </table:table-cell>
          <table:table-cell office:value-type="string" table:style-name="ce9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inTapratio</text:p>
          </table:table-cell>
          <table:table-cell office:value-type="string" table:style-name="ce9">
            <text:p>maxTapratio</text:p>
          </table:table-cell>
          <table:table-cell office:value-type="string" table:style-name="ce9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00" table:style-name="ce3">
            <text:p>100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0.952380952380952" table:style-name="ce11">
            <text:p>0.952380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2]^-1-(([.G2]-[.E2])*[.C2])" table:style-name="ce12">
            <text:p>1.00</text:p>
          </table:table-cell>
          <table:table-cell office:value-type="float" office:value="1.1000000000000005" table:formula="of:=[.H2]^-1+(([.F2]-[.G2])*[.C2])" table:style-name="ce12">
            <text:p>1.10</text:p>
          </table:table-cell>
          <table:table-cell office:value-type="float" office:value="1" table:style-name="ce13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01" table:style-name="ce3">
            <text:p>101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0.952380952380952" table:style-name="ce11">
            <text:p>0.952380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3]^-1-(([.G3]-[.E3])*[.C3])" table:style-name="ce12">
            <text:p>1.00</text:p>
          </table:table-cell>
          <table:table-cell office:value-type="float" office:value="1.1000000000000005" table:formula="of:=[.H3]^-1+(([.F3]-[.G3])*[.C3])" table:style-name="ce12">
            <text:p>1.10</text:p>
          </table:table-cell>
          <table:table-cell office:value-type="float" office:value="1" table:style-name="ce13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09" table:style-name="ce3">
            <text:p>109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4]^-1-(([.G4]-[.E4])*[.C4])" table:style-name="ce12">
            <text:p>0.95</text:p>
          </table:table-cell>
          <table:table-cell office:value-type="float" office:value="1.05" table:formula="of:=[.H4]^-1+(([.F4]-[.G4])*[.C4])" table:style-name="ce12">
            <text:p>1.05</text:p>
          </table:table-cell>
          <table:table-cell office:value-type="float" office:value="1" table:style-name="ce13">
            <text:p>1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38" table:style-name="ce3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r</text:p>
          </table:table-cell>
          <table:table-cell office:value-type="string" table:style-name="ce9">
            <text:p>x</text:p>
          </table:table-cell>
          <table:table-cell office:value-type="string" table:style-name="ce9">
            <text:p>b</text:p>
          </table:table-cell>
          <table:table-cell office:value-type="string" table:style-name="ce9">
            <text:p>rateA</text:p>
          </table:table-cell>
          <table:table-cell office:value-type="string" table:style-name="ce9">
            <text:p>rateB</text:p>
          </table:table-cell>
          <table:table-cell office:value-type="string" table:style-name="ce9">
            <text:p>rateC</text:p>
          </table:table-cell>
          <table:table-cell office:value-type="string" table:style-name="ce9">
            <text:p>ratio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angmin</text:p>
          </table:table-cell>
          <table:table-cell office:value-type="string" table:style-name="ce9">
            <text:p>angmax</text:p>
          </table:table-cell>
          <table:table-cell office:value-type="string" table:style-name="ce15">
            <text:p>step_size</text:p>
          </table:table-cell>
          <table:table-cell office:value-type="string" table:style-name="ce15">
            <text:p>actTap</text:p>
          </table:table-cell>
          <table:table-cell office:value-type="string" table:style-name="ce15">
            <text:p>minTap</text:p>
          </table:table-cell>
          <table:table-cell office:value-type="string" table:style-name="ce15">
            <text:p>maxTap</text:p>
          </table:table-cell>
          <table:table-cell office:value-type="string" table:style-name="ce15">
            <text:p>normalTap</text:p>
          </table:table-cell>
          <table:table-cell office:value-type="string" table:style-name="ce15">
            <text:p>nominalRatio</text:p>
          </table:table-cell>
          <table:table-cell office:value-type="string" table:style-name="ce15">
            <text:p>r_ip</text:p>
          </table:table-cell>
          <table:table-cell office:value-type="string" table:style-name="ce15">
            <text:p>r_n</text:p>
          </table:table-cell>
          <table:table-cell office:value-type="string" table:style-name="ce15">
            <text:p>r0</text:p>
          </table:table-cell>
          <table:table-cell office:value-type="string" table:style-name="ce15">
            <text:p>x0</text:p>
          </table:table-cell>
          <table:table-cell office:value-type="string" table:style-name="ce15">
            <text:p>b0</text:p>
          </table:table-cell>
          <table:table-cell office:value-type="string" table:style-name="ce16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15">
            <text:p>g</text:p>
          </table:table-cell>
          <table:table-cell office:value-type="string" table:style-name="ce16">
            <text:p>minTapratio</text:p>
          </table:table-cell>
          <table:table-cell office:value-type="string" table:style-name="ce16">
            <text:p>maxTapratio</text:p>
          </table:table-cell>
          <table:table-cell table:number-columns-repeated="16355"/>
        </table:table-row>
        <table:table-row table:number-rows-repeated="1048575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9">
            <text:p>bus_i</text:p>
          </table:table-cell>
          <table:table-cell office:value-type="string" table:style-name="ce9">
            <text:p>Pg</text:p>
          </table:table-cell>
          <table:table-cell office:value-type="string" table:style-name="ce9">
            <text:p>Qg</text:p>
          </table:table-cell>
          <table:table-cell office:value-type="string" table:style-name="ce9">
            <text:p>Qmax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Vg</text:p>
          </table:table-cell>
          <table:table-cell office:value-type="string" table:style-name="ce9">
            <text:p>mBas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Pmax</text:p>
          </table:table-cell>
          <table:table-cell office:value-type="string" table:style-name="ce9">
            <text:p>Pmin</text:p>
          </table:table-cell>
          <table:table-cell office:value-type="string" table:style-name="ce9">
            <text:p>Pc1</text:p>
          </table:table-cell>
          <table:table-cell office:value-type="string" table:style-name="ce9">
            <text:p>Pc2</text:p>
          </table:table-cell>
          <table:table-cell office:value-type="string" table:style-name="ce9">
            <text:p>Qc1min</text:p>
          </table:table-cell>
          <table:table-cell office:value-type="string" table:style-name="ce9">
            <text:p>Qc1max</text:p>
          </table:table-cell>
          <table:table-cell office:value-type="string" table:style-name="ce9">
            <text:p>Qc2min</text:p>
          </table:table-cell>
          <table:table-cell office:value-type="string" table:style-name="ce9">
            <text:p>Qc2max</text:p>
          </table:table-cell>
          <table:table-cell office:value-type="string" table:style-name="ce9">
            <text:p>ramp_agc</text:p>
          </table:table-cell>
          <table:table-cell office:value-type="string" table:style-name="ce9">
            <text:p>ramp_10</text:p>
          </table:table-cell>
          <table:table-cell office:value-type="string" table:style-name="ce9">
            <text:p>ramp_30</text:p>
          </table:table-cell>
          <table:table-cell office:value-type="string" table:style-name="ce9">
            <text:p>ramp_q</text:p>
          </table:table-cell>
          <table:table-cell office:value-type="string" table:style-name="ce9">
            <text:p>apf</text:p>
          </table:table-cell>
          <table:table-cell table:number-columns-repeated="1636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8432210483785251E-3" table:formula="of:=TAN(ACOS(0.9))*[.I2]" table:style-name="ce17">
            <text:p>0.00</text:p>
          </table:table-cell>
          <table:table-cell office:value-type="float" office:value="-4.8432210483785251E-3" table:formula="of:=-TAN(ACOS(0.9))*[.I2]" table:style-name="ce17">
            <text:p>0.0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0.01" table:style-name="ce14">
            <text:p>0.0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9">
            <text:p>bus_i</text:p>
          </table:table-cell>
          <table:table-cell office:value-type="string" table:style-name="ce9">
            <text:p>CurtStatus</text:p>
          </table:table-cell>
          <table:table-cell office:value-type="string" table:style-name="ce9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5">
            <text:p>bus_i</text:p>
          </table:table-cell>
          <table:table-cell office:value-type="string" table:style-name="ce15">
            <text:p>Ps</text:p>
          </table:table-cell>
          <table:table-cell office:value-type="string" table:style-name="ce15">
            <text:p>Qs</text:p>
          </table:table-cell>
          <table:table-cell office:value-type="string" table:style-name="ce9">
            <text:p>energy</text:p>
          </table:table-cell>
          <table:table-cell office:value-type="string" table:style-name="ce9">
            <text:p>eRat</text:p>
          </table:table-cell>
          <table:table-cell office:value-type="string" table:style-name="ce9">
            <text:p>chRat</text:p>
          </table:table-cell>
          <table:table-cell office:value-type="string" table:style-name="ce9">
            <text:p>disRat</text:p>
          </table:table-cell>
          <table:table-cell office:value-type="string" table:style-name="ce9">
            <text:p>chEff</text:p>
          </table:table-cell>
          <table:table-cell office:value-type="string" table:style-name="ce9">
            <text:p>disEff</text:p>
          </table:table-cell>
          <table:table-cell office:value-type="string" table:style-name="ce9">
            <text:p>thermalRat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qmax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ploss</text:p>
          </table:table-cell>
          <table:table-cell office:value-type="string" table:style-name="ce15">
            <text:p>qloss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soc_0</text:p>
          </table:table-cell>
          <table:table-cell office:value-type="string" table:style-name="ce15">
            <text:p>socMin</text:p>
          </table:table-cell>
          <table:table-cell office:value-type="string" table:style-name="ce15">
            <text:p>socMax</text:p>
          </table:table-cell>
          <table:table-cell table:number-columns-repeated="16364"/>
        </table:table-row>
        <table:table-row table:number-rows-repeated="1048575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.4018533333333331E-2" table:style-name="ce17">
            <text:p>0.07</text:p>
          </table:table-cell>
          <table:table-cell office:value-type="float" office:value="7.1912233333333339E-2" table:style-name="ce17">
            <text:p>0.07</text:p>
          </table:table-cell>
          <table:table-cell office:value-type="float" office:value="6.8981100000000004E-2" table:style-name="ce17">
            <text:p>0.07</text:p>
          </table:table-cell>
          <table:table-cell office:value-type="float" office:value="6.8827033333333329E-2" table:style-name="ce17">
            <text:p>0.07</text:p>
          </table:table-cell>
          <table:table-cell office:value-type="float" office:value="6.6524433333333341E-2" table:style-name="ce17">
            <text:p>0.07</text:p>
          </table:table-cell>
          <table:table-cell office:value-type="float" office:value="6.6111099999999992E-2" table:style-name="ce17">
            <text:p>0.07</text:p>
          </table:table-cell>
          <table:table-cell office:value-type="float" office:value="6.6825566666666669E-2" table:style-name="ce17">
            <text:p>0.07</text:p>
          </table:table-cell>
          <table:table-cell office:value-type="float" office:value="6.5730366666666665E-2" table:style-name="ce17">
            <text:p>0.07</text:p>
          </table:table-cell>
          <table:table-cell office:value-type="float" office:value="6.7510733333333336E-2" table:style-name="ce17">
            <text:p>0.07</text:p>
          </table:table-cell>
          <table:table-cell office:value-type="float" office:value="6.5150733333333335E-2" table:style-name="ce17">
            <text:p>0.07</text:p>
          </table:table-cell>
          <table:table-cell office:value-type="float" office:value="6.4521866666666663E-2" table:style-name="ce17">
            <text:p>0.06</text:p>
          </table:table-cell>
          <table:table-cell office:value-type="float" office:value="6.4741466666666664E-2" table:style-name="ce17">
            <text:p>0.06</text:p>
          </table:table-cell>
          <table:table-cell office:value-type="float" office:value="6.59E-2" table:style-name="ce17">
            <text:p>0.07</text:p>
          </table:table-cell>
          <table:table-cell office:value-type="float" office:value="6.8139999999999992E-2" table:style-name="ce17">
            <text:p>0.07</text:p>
          </table:table-cell>
          <table:table-cell office:value-type="float" office:value="6.6527033333333332E-2" table:style-name="ce17">
            <text:p>0.07</text:p>
          </table:table-cell>
          <table:table-cell office:value-type="float" office:value="6.7815566666666674E-2" table:style-name="ce17">
            <text:p>0.07</text:p>
          </table:table-cell>
          <table:table-cell office:value-type="float" office:value="7.1874433333333335E-2" table:style-name="ce17">
            <text:p>0.07</text:p>
          </table:table-cell>
          <table:table-cell office:value-type="float" office:value="6.8831099999999992E-2" table:style-name="ce17">
            <text:p>0.07</text:p>
          </table:table-cell>
          <table:table-cell office:value-type="float" office:value="6.837186666666667E-2" table:style-name="ce17">
            <text:p>0.07</text:p>
          </table:table-cell>
          <table:table-cell office:value-type="float" office:value="6.7663333333333339E-2" table:style-name="ce17">
            <text:p>0.07</text:p>
          </table:table-cell>
          <table:table-cell office:value-type="float" office:value="6.9171099999999999E-2" table:style-name="ce17">
            <text:p>0.07</text:p>
          </table:table-cell>
          <table:table-cell office:value-type="float" office:value="7.0663699999999996E-2" table:style-name="ce17">
            <text:p>0.07</text:p>
          </table:table-cell>
          <table:table-cell office:value-type="float" office:value="7.3295566666666659E-2" table:style-name="ce17">
            <text:p>0.07</text:p>
          </table:table-cell>
          <table:table-cell office:value-type="float" office:value="8.1979633333333329E-2" table:style-name="ce17">
            <text:p>0.08</text:p>
          </table:table-cell>
          <table:table-cell office:value-type="float" office:value="9.6682233333333326E-2" table:style-name="ce17">
            <text:p>0.10</text:p>
          </table:table-cell>
          <table:table-cell office:value-type="float" office:value="9.8537033333333343E-2" table:style-name="ce17">
            <text:p>0.10</text:p>
          </table:table-cell>
          <table:table-cell office:value-type="float" office:value="9.4738533333333333E-2" table:style-name="ce17">
            <text:p>0.09</text:p>
          </table:table-cell>
          <table:table-cell office:value-type="float" office:value="0.10440186666666666" table:style-name="ce17">
            <text:p>0.10</text:p>
          </table:table-cell>
          <table:table-cell office:value-type="float" office:value="0.10818333333333334" table:style-name="ce17">
            <text:p>0.11</text:p>
          </table:table-cell>
          <table:table-cell office:value-type="float" office:value="0.11341223333333333" table:style-name="ce17">
            <text:p>0.11</text:p>
          </table:table-cell>
          <table:table-cell office:value-type="float" office:value="0.10702333333333335" table:style-name="ce17">
            <text:p>0.11</text:p>
          </table:table-cell>
          <table:table-cell office:value-type="float" office:value="0.10236556666666667" table:style-name="ce17">
            <text:p>0.10</text:p>
          </table:table-cell>
          <table:table-cell office:value-type="float" office:value="0.10296889999999999" table:style-name="ce17">
            <text:p>0.10</text:p>
          </table:table-cell>
          <table:table-cell office:value-type="float" office:value="0.10045183333333334" table:style-name="ce17">
            <text:p>0.10</text:p>
          </table:table-cell>
          <table:table-cell office:value-type="float" office:value="0.10197260000000001" table:style-name="ce17">
            <text:p>0.10</text:p>
          </table:table-cell>
          <table:table-cell office:value-type="float" office:value="0.10241296666666666" table:style-name="ce17">
            <text:p>0.10</text:p>
          </table:table-cell>
          <table:table-cell office:value-type="float" office:value="9.5962233333333327E-2" table:style-name="ce17">
            <text:p>0.10</text:p>
          </table:table-cell>
          <table:table-cell office:value-type="float" office:value="9.545593333333334E-2" table:style-name="ce17">
            <text:p>0.10</text:p>
          </table:table-cell>
          <table:table-cell office:value-type="float" office:value="0.10212" table:style-name="ce17">
            <text:p>0.10</text:p>
          </table:table-cell>
          <table:table-cell office:value-type="float" office:value="0.10110593333333334" table:style-name="ce17">
            <text:p>0.10</text:p>
          </table:table-cell>
          <table:table-cell office:value-type="float" office:value="9.7861466666666674E-2" table:style-name="ce17">
            <text:p>0.10</text:p>
          </table:table-cell>
          <table:table-cell office:value-type="float" office:value="0.10271926666666666" table:style-name="ce17">
            <text:p>0.10</text:p>
          </table:table-cell>
          <table:table-cell office:value-type="float" office:value="0.10217666666666668" table:style-name="ce17">
            <text:p>0.10</text:p>
          </table:table-cell>
          <table:table-cell office:value-type="float" office:value="9.7150733333333336E-2" table:style-name="ce17">
            <text:p>0.10</text:p>
          </table:table-cell>
          <table:table-cell office:value-type="float" office:value="0.1010137" table:style-name="ce17">
            <text:p>0.10</text:p>
          </table:table-cell>
          <table:table-cell office:value-type="float" office:value="0.10447186666666668" table:style-name="ce17">
            <text:p>0.10</text:p>
          </table:table-cell>
          <table:table-cell office:value-type="float" office:value="0.10391703333333334" table:style-name="ce17">
            <text:p>0.10</text:p>
          </table:table-cell>
          <table:table-cell office:value-type="float" office:value="0.10023739999999999" table:style-name="ce17">
            <text:p>0.10</text:p>
          </table:table-cell>
          <table:table-cell office:value-type="float" office:value="0.10310296666666667" table:style-name="ce17">
            <text:p>0.10</text:p>
          </table:table-cell>
          <table:table-cell office:value-type="float" office:value="0.10106146666666667" table:style-name="ce17">
            <text:p>0.10</text:p>
          </table:table-cell>
          <table:table-cell office:value-type="float" office:value="9.8222966666666675E-2" table:style-name="ce17">
            <text:p>0.10</text:p>
          </table:table-cell>
          <table:table-cell office:value-type="float" office:value="9.4689633333333342E-2" table:style-name="ce17">
            <text:p>0.09</text:p>
          </table:table-cell>
          <table:table-cell office:value-type="float" office:value="9.2835200000000007E-2" table:style-name="ce17">
            <text:p>0.09</text:p>
          </table:table-cell>
          <table:table-cell office:value-type="float" office:value="9.3660000000000007E-2" table:style-name="ce17">
            <text:p>0.09</text:p>
          </table:table-cell>
          <table:table-cell office:value-type="float" office:value="9.3871866666666678E-2" table:style-name="ce17">
            <text:p>0.09</text:p>
          </table:table-cell>
          <table:table-cell office:value-type="float" office:value="9.5462600000000009E-2" table:style-name="ce17">
            <text:p>0.10</text:p>
          </table:table-cell>
          <table:table-cell office:value-type="float" office:value="9.513516666666666E-2" table:style-name="ce17">
            <text:p>0.10</text:p>
          </table:table-cell>
          <table:table-cell office:value-type="float" office:value="9.8942233333333338E-2" table:style-name="ce17">
            <text:p>0.10</text:p>
          </table:table-cell>
          <table:table-cell office:value-type="float" office:value="9.6321099999999993E-2" table:style-name="ce17">
            <text:p>0.10</text:p>
          </table:table-cell>
          <table:table-cell office:value-type="float" office:value="9.5689266666666661E-2" table:style-name="ce17">
            <text:p>0.10</text:p>
          </table:table-cell>
          <table:table-cell office:value-type="float" office:value="9.5700733333333329E-2" table:style-name="ce17">
            <text:p>0.10</text:p>
          </table:table-cell>
          <table:table-cell office:value-type="float" office:value="9.7438499999999997E-2" table:style-name="ce17">
            <text:p>0.10</text:p>
          </table:table-cell>
          <table:table-cell office:value-type="float" office:value="0.1012426" table:style-name="ce17">
            <text:p>0.10</text:p>
          </table:table-cell>
          <table:table-cell office:value-type="float" office:value="0.10477259999999999" table:style-name="ce17">
            <text:p>0.10</text:p>
          </table:table-cell>
          <table:table-cell office:value-type="float" office:value="9.9921099999999999E-2" table:style-name="ce17">
            <text:p>0.10</text:p>
          </table:table-cell>
          <table:table-cell office:value-type="float" office:value="9.8335199999999998E-2" table:style-name="ce17">
            <text:p>0.10</text:p>
          </table:table-cell>
          <table:table-cell office:value-type="float" office:value="0.10090036666666667" table:style-name="ce17">
            <text:p>0.10</text:p>
          </table:table-cell>
          <table:table-cell office:value-type="float" office:value="0.10212666666666666" table:style-name="ce17">
            <text:p>0.10</text:p>
          </table:table-cell>
          <table:table-cell office:value-type="float" office:value="0.11006853333333333" table:style-name="ce17">
            <text:p>0.11</text:p>
          </table:table-cell>
          <table:table-cell office:value-type="float" office:value="0.11957556666666667" table:style-name="ce17">
            <text:p>0.12</text:p>
          </table:table-cell>
          <table:table-cell office:value-type="float" office:value="0.12157146666666667" table:style-name="ce17">
            <text:p>0.12</text:p>
          </table:table-cell>
          <table:table-cell office:value-type="float" office:value="0.12145" table:style-name="ce17">
            <text:p>0.12</text:p>
          </table:table-cell>
          <table:table-cell office:value-type="float" office:value="0.12262516666666667" table:style-name="ce17">
            <text:p>0.12</text:p>
          </table:table-cell>
          <table:table-cell office:value-type="float" office:value="0.12707223333333334" table:style-name="ce17">
            <text:p>0.13</text:p>
          </table:table-cell>
          <table:table-cell office:value-type="float" office:value="0.1223226" table:style-name="ce17">
            <text:p>0.12</text:p>
          </table:table-cell>
          <table:table-cell office:value-type="float" office:value="0.12145" table:style-name="ce17">
            <text:p>0.12</text:p>
          </table:table-cell>
          <table:table-cell office:value-type="float" office:value="0.1182526" table:style-name="ce17">
            <text:p>0.12</text:p>
          </table:table-cell>
          <table:table-cell office:value-type="float" office:value="0.12265186666666666" table:style-name="ce17">
            <text:p>0.12</text:p>
          </table:table-cell>
          <table:table-cell office:value-type="float" office:value="0.12301073333333333" table:style-name="ce17">
            <text:p>0.12</text:p>
          </table:table-cell>
          <table:table-cell office:value-type="float" office:value="0.12173260000000001" table:style-name="ce17">
            <text:p>0.12</text:p>
          </table:table-cell>
          <table:table-cell office:value-type="float" office:value="0.12010850000000001" table:style-name="ce17">
            <text:p>0.12</text:p>
          </table:table-cell>
          <table:table-cell office:value-type="float" office:value="0.11976593333333334" table:style-name="ce17">
            <text:p>0.12</text:p>
          </table:table-cell>
          <table:table-cell office:value-type="float" office:value="0.11713666666666667" table:style-name="ce17">
            <text:p>0.12</text:p>
          </table:table-cell>
          <table:table-cell office:value-type="float" office:value="0.12037369999999999" table:style-name="ce17">
            <text:p>0.12</text:p>
          </table:table-cell>
          <table:table-cell office:value-type="float" office:value="0.11575223333333333" table:style-name="ce17">
            <text:p>0.12</text:p>
          </table:table-cell>
          <table:table-cell office:value-type="float" office:value="0.11492963333333334" table:style-name="ce17">
            <text:p>0.11</text:p>
          </table:table-cell>
          <table:table-cell office:value-type="float" office:value="0.11063516666666667" table:style-name="ce17">
            <text:p>0.11</text:p>
          </table:table-cell>
          <table:table-cell office:value-type="float" office:value="0.10598926666666668" table:style-name="ce17">
            <text:p>0.11</text:p>
          </table:table-cell>
          <table:table-cell office:value-type="float" office:value="0.10217183333333334" table:style-name="ce17">
            <text:p>0.10</text:p>
          </table:table-cell>
          <table:table-cell office:value-type="float" office:value="9.6880366666666662E-2" table:style-name="ce17">
            <text:p>0.10</text:p>
          </table:table-cell>
          <table:table-cell office:value-type="float" office:value="9.6041100000000004E-2" table:style-name="ce17">
            <text:p>0.10</text:p>
          </table:table-cell>
          <table:table-cell office:value-type="float" office:value="9.0547033333333346E-2" table:style-name="ce17">
            <text:p>0.09</text:p>
          </table:table-cell>
          <table:table-cell office:value-type="float" office:value="8.6723700000000001E-2" table:style-name="ce17">
            <text:p>0.09</text:p>
          </table:table-cell>
          <table:table-cell office:value-type="float" office:value="8.5405933333333336E-2" table:style-name="ce17">
            <text:p>0.09</text:p>
          </table:table-cell>
          <table:table-cell office:value-type="float" office:value="7.9287766666666662E-2" table:style-name="ce17">
            <text:p>0.08</text:p>
          </table:table-cell>
          <table:table-cell office:value-type="float" office:value="7.6301099999999997E-2" table:style-name="ce17">
            <text:p>0.08</text:p>
          </table:table-cell>
          <table:table-cell table:number-columns-repeated="16287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7.4018533333333331E-2" table:style-name="ce17">
            <text:p>0.07</text:p>
          </table:table-cell>
          <table:table-cell office:value-type="float" office:value="7.1912233333333339E-2" table:style-name="ce17">
            <text:p>0.07</text:p>
          </table:table-cell>
          <table:table-cell office:value-type="float" office:value="6.8981100000000004E-2" table:style-name="ce17">
            <text:p>0.07</text:p>
          </table:table-cell>
          <table:table-cell office:value-type="float" office:value="6.8827033333333329E-2" table:style-name="ce17">
            <text:p>0.07</text:p>
          </table:table-cell>
          <table:table-cell office:value-type="float" office:value="6.6524433333333341E-2" table:style-name="ce17">
            <text:p>0.07</text:p>
          </table:table-cell>
          <table:table-cell office:value-type="float" office:value="6.6111099999999992E-2" table:style-name="ce17">
            <text:p>0.07</text:p>
          </table:table-cell>
          <table:table-cell office:value-type="float" office:value="6.6825566666666669E-2" table:style-name="ce17">
            <text:p>0.07</text:p>
          </table:table-cell>
          <table:table-cell office:value-type="float" office:value="6.5730366666666665E-2" table:style-name="ce17">
            <text:p>0.07</text:p>
          </table:table-cell>
          <table:table-cell office:value-type="float" office:value="6.7510733333333336E-2" table:style-name="ce17">
            <text:p>0.07</text:p>
          </table:table-cell>
          <table:table-cell office:value-type="float" office:value="6.5150733333333335E-2" table:style-name="ce17">
            <text:p>0.07</text:p>
          </table:table-cell>
          <table:table-cell office:value-type="float" office:value="6.4521866666666663E-2" table:style-name="ce17">
            <text:p>0.06</text:p>
          </table:table-cell>
          <table:table-cell office:value-type="float" office:value="6.4741466666666664E-2" table:style-name="ce17">
            <text:p>0.06</text:p>
          </table:table-cell>
          <table:table-cell office:value-type="float" office:value="6.59E-2" table:style-name="ce17">
            <text:p>0.07</text:p>
          </table:table-cell>
          <table:table-cell office:value-type="float" office:value="6.8139999999999992E-2" table:style-name="ce17">
            <text:p>0.07</text:p>
          </table:table-cell>
          <table:table-cell office:value-type="float" office:value="6.6527033333333332E-2" table:style-name="ce17">
            <text:p>0.07</text:p>
          </table:table-cell>
          <table:table-cell office:value-type="float" office:value="6.7815566666666674E-2" table:style-name="ce17">
            <text:p>0.07</text:p>
          </table:table-cell>
          <table:table-cell office:value-type="float" office:value="7.1874433333333335E-2" table:style-name="ce17">
            <text:p>0.07</text:p>
          </table:table-cell>
          <table:table-cell office:value-type="float" office:value="6.8831099999999992E-2" table:style-name="ce17">
            <text:p>0.07</text:p>
          </table:table-cell>
          <table:table-cell office:value-type="float" office:value="6.837186666666667E-2" table:style-name="ce17">
            <text:p>0.07</text:p>
          </table:table-cell>
          <table:table-cell office:value-type="float" office:value="6.7663333333333339E-2" table:style-name="ce17">
            <text:p>0.07</text:p>
          </table:table-cell>
          <table:table-cell office:value-type="float" office:value="6.9171099999999999E-2" table:style-name="ce17">
            <text:p>0.07</text:p>
          </table:table-cell>
          <table:table-cell office:value-type="float" office:value="7.0663699999999996E-2" table:style-name="ce17">
            <text:p>0.07</text:p>
          </table:table-cell>
          <table:table-cell office:value-type="float" office:value="7.3295566666666659E-2" table:style-name="ce17">
            <text:p>0.07</text:p>
          </table:table-cell>
          <table:table-cell office:value-type="float" office:value="8.1979633333333329E-2" table:style-name="ce17">
            <text:p>0.08</text:p>
          </table:table-cell>
          <table:table-cell office:value-type="float" office:value="9.6682233333333326E-2" table:style-name="ce17">
            <text:p>0.10</text:p>
          </table:table-cell>
          <table:table-cell office:value-type="float" office:value="9.8537033333333343E-2" table:style-name="ce17">
            <text:p>0.10</text:p>
          </table:table-cell>
          <table:table-cell office:value-type="float" office:value="9.4738533333333333E-2" table:style-name="ce17">
            <text:p>0.09</text:p>
          </table:table-cell>
          <table:table-cell office:value-type="float" office:value="0.10440186666666666" table:style-name="ce17">
            <text:p>0.10</text:p>
          </table:table-cell>
          <table:table-cell office:value-type="float" office:value="0.10818333333333334" table:style-name="ce17">
            <text:p>0.11</text:p>
          </table:table-cell>
          <table:table-cell office:value-type="float" office:value="0.11341223333333333" table:style-name="ce17">
            <text:p>0.11</text:p>
          </table:table-cell>
          <table:table-cell office:value-type="float" office:value="0.10702333333333335" table:style-name="ce17">
            <text:p>0.11</text:p>
          </table:table-cell>
          <table:table-cell office:value-type="float" office:value="0.10236556666666667" table:style-name="ce17">
            <text:p>0.10</text:p>
          </table:table-cell>
          <table:table-cell office:value-type="float" office:value="0.10296889999999999" table:style-name="ce17">
            <text:p>0.10</text:p>
          </table:table-cell>
          <table:table-cell office:value-type="float" office:value="0.10045183333333334" table:style-name="ce17">
            <text:p>0.10</text:p>
          </table:table-cell>
          <table:table-cell office:value-type="float" office:value="0.10197260000000001" table:style-name="ce17">
            <text:p>0.10</text:p>
          </table:table-cell>
          <table:table-cell office:value-type="float" office:value="0.10241296666666666" table:style-name="ce17">
            <text:p>0.10</text:p>
          </table:table-cell>
          <table:table-cell office:value-type="float" office:value="9.5962233333333327E-2" table:style-name="ce17">
            <text:p>0.10</text:p>
          </table:table-cell>
          <table:table-cell office:value-type="float" office:value="9.545593333333334E-2" table:style-name="ce17">
            <text:p>0.10</text:p>
          </table:table-cell>
          <table:table-cell office:value-type="float" office:value="0.10212" table:style-name="ce17">
            <text:p>0.10</text:p>
          </table:table-cell>
          <table:table-cell office:value-type="float" office:value="0.10110593333333334" table:style-name="ce17">
            <text:p>0.10</text:p>
          </table:table-cell>
          <table:table-cell office:value-type="float" office:value="9.7861466666666674E-2" table:style-name="ce17">
            <text:p>0.10</text:p>
          </table:table-cell>
          <table:table-cell office:value-type="float" office:value="0.10271926666666666" table:style-name="ce17">
            <text:p>0.10</text:p>
          </table:table-cell>
          <table:table-cell office:value-type="float" office:value="0.10217666666666668" table:style-name="ce17">
            <text:p>0.10</text:p>
          </table:table-cell>
          <table:table-cell office:value-type="float" office:value="9.7150733333333336E-2" table:style-name="ce17">
            <text:p>0.10</text:p>
          </table:table-cell>
          <table:table-cell office:value-type="float" office:value="0.1010137" table:style-name="ce17">
            <text:p>0.10</text:p>
          </table:table-cell>
          <table:table-cell office:value-type="float" office:value="0.10447186666666668" table:style-name="ce17">
            <text:p>0.10</text:p>
          </table:table-cell>
          <table:table-cell office:value-type="float" office:value="0.10391703333333334" table:style-name="ce17">
            <text:p>0.10</text:p>
          </table:table-cell>
          <table:table-cell office:value-type="float" office:value="0.10023739999999999" table:style-name="ce17">
            <text:p>0.10</text:p>
          </table:table-cell>
          <table:table-cell office:value-type="float" office:value="0.10310296666666667" table:style-name="ce17">
            <text:p>0.10</text:p>
          </table:table-cell>
          <table:table-cell office:value-type="float" office:value="0.10106146666666667" table:style-name="ce17">
            <text:p>0.10</text:p>
          </table:table-cell>
          <table:table-cell office:value-type="float" office:value="9.8222966666666675E-2" table:style-name="ce17">
            <text:p>0.10</text:p>
          </table:table-cell>
          <table:table-cell office:value-type="float" office:value="9.4689633333333342E-2" table:style-name="ce17">
            <text:p>0.09</text:p>
          </table:table-cell>
          <table:table-cell office:value-type="float" office:value="9.2835200000000007E-2" table:style-name="ce17">
            <text:p>0.09</text:p>
          </table:table-cell>
          <table:table-cell office:value-type="float" office:value="9.3660000000000007E-2" table:style-name="ce17">
            <text:p>0.09</text:p>
          </table:table-cell>
          <table:table-cell office:value-type="float" office:value="9.3871866666666678E-2" table:style-name="ce17">
            <text:p>0.09</text:p>
          </table:table-cell>
          <table:table-cell office:value-type="float" office:value="9.5462600000000009E-2" table:style-name="ce17">
            <text:p>0.10</text:p>
          </table:table-cell>
          <table:table-cell office:value-type="float" office:value="9.513516666666666E-2" table:style-name="ce17">
            <text:p>0.10</text:p>
          </table:table-cell>
          <table:table-cell office:value-type="float" office:value="9.8942233333333338E-2" table:style-name="ce17">
            <text:p>0.10</text:p>
          </table:table-cell>
          <table:table-cell office:value-type="float" office:value="9.6321099999999993E-2" table:style-name="ce17">
            <text:p>0.10</text:p>
          </table:table-cell>
          <table:table-cell office:value-type="float" office:value="9.5689266666666661E-2" table:style-name="ce17">
            <text:p>0.10</text:p>
          </table:table-cell>
          <table:table-cell office:value-type="float" office:value="9.5700733333333329E-2" table:style-name="ce17">
            <text:p>0.10</text:p>
          </table:table-cell>
          <table:table-cell office:value-type="float" office:value="9.7438499999999997E-2" table:style-name="ce17">
            <text:p>0.10</text:p>
          </table:table-cell>
          <table:table-cell office:value-type="float" office:value="0.1012426" table:style-name="ce17">
            <text:p>0.10</text:p>
          </table:table-cell>
          <table:table-cell office:value-type="float" office:value="0.10477259999999999" table:style-name="ce17">
            <text:p>0.10</text:p>
          </table:table-cell>
          <table:table-cell office:value-type="float" office:value="9.9921099999999999E-2" table:style-name="ce17">
            <text:p>0.10</text:p>
          </table:table-cell>
          <table:table-cell office:value-type="float" office:value="9.8335199999999998E-2" table:style-name="ce17">
            <text:p>0.10</text:p>
          </table:table-cell>
          <table:table-cell office:value-type="float" office:value="0.10090036666666667" table:style-name="ce17">
            <text:p>0.10</text:p>
          </table:table-cell>
          <table:table-cell office:value-type="float" office:value="0.10212666666666666" table:style-name="ce17">
            <text:p>0.10</text:p>
          </table:table-cell>
          <table:table-cell office:value-type="float" office:value="0.11006853333333333" table:style-name="ce17">
            <text:p>0.11</text:p>
          </table:table-cell>
          <table:table-cell office:value-type="float" office:value="0.11957556666666667" table:style-name="ce17">
            <text:p>0.12</text:p>
          </table:table-cell>
          <table:table-cell office:value-type="float" office:value="0.12157146666666667" table:style-name="ce17">
            <text:p>0.12</text:p>
          </table:table-cell>
          <table:table-cell office:value-type="float" office:value="0.12145" table:style-name="ce17">
            <text:p>0.12</text:p>
          </table:table-cell>
          <table:table-cell office:value-type="float" office:value="0.12262516666666667" table:style-name="ce17">
            <text:p>0.12</text:p>
          </table:table-cell>
          <table:table-cell office:value-type="float" office:value="0.12707223333333334" table:style-name="ce17">
            <text:p>0.13</text:p>
          </table:table-cell>
          <table:table-cell office:value-type="float" office:value="0.1223226" table:style-name="ce17">
            <text:p>0.12</text:p>
          </table:table-cell>
          <table:table-cell office:value-type="float" office:value="0.12145" table:style-name="ce17">
            <text:p>0.12</text:p>
          </table:table-cell>
          <table:table-cell office:value-type="float" office:value="0.1182526" table:style-name="ce17">
            <text:p>0.12</text:p>
          </table:table-cell>
          <table:table-cell office:value-type="float" office:value="0.12265186666666666" table:style-name="ce17">
            <text:p>0.12</text:p>
          </table:table-cell>
          <table:table-cell office:value-type="float" office:value="0.12301073333333333" table:style-name="ce17">
            <text:p>0.12</text:p>
          </table:table-cell>
          <table:table-cell office:value-type="float" office:value="0.12173260000000001" table:style-name="ce17">
            <text:p>0.12</text:p>
          </table:table-cell>
          <table:table-cell office:value-type="float" office:value="0.12010850000000001" table:style-name="ce17">
            <text:p>0.12</text:p>
          </table:table-cell>
          <table:table-cell office:value-type="float" office:value="0.11976593333333334" table:style-name="ce17">
            <text:p>0.12</text:p>
          </table:table-cell>
          <table:table-cell office:value-type="float" office:value="0.11713666666666667" table:style-name="ce17">
            <text:p>0.12</text:p>
          </table:table-cell>
          <table:table-cell office:value-type="float" office:value="0.12037369999999999" table:style-name="ce17">
            <text:p>0.12</text:p>
          </table:table-cell>
          <table:table-cell office:value-type="float" office:value="0.11575223333333333" table:style-name="ce17">
            <text:p>0.12</text:p>
          </table:table-cell>
          <table:table-cell office:value-type="float" office:value="0.11492963333333334" table:style-name="ce17">
            <text:p>0.11</text:p>
          </table:table-cell>
          <table:table-cell office:value-type="float" office:value="0.11063516666666667" table:style-name="ce17">
            <text:p>0.11</text:p>
          </table:table-cell>
          <table:table-cell office:value-type="float" office:value="0.10598926666666668" table:style-name="ce17">
            <text:p>0.11</text:p>
          </table:table-cell>
          <table:table-cell office:value-type="float" office:value="0.10217183333333334" table:style-name="ce17">
            <text:p>0.10</text:p>
          </table:table-cell>
          <table:table-cell office:value-type="float" office:value="9.6880366666666662E-2" table:style-name="ce17">
            <text:p>0.10</text:p>
          </table:table-cell>
          <table:table-cell office:value-type="float" office:value="9.6041100000000004E-2" table:style-name="ce17">
            <text:p>0.10</text:p>
          </table:table-cell>
          <table:table-cell office:value-type="float" office:value="9.0547033333333346E-2" table:style-name="ce17">
            <text:p>0.09</text:p>
          </table:table-cell>
          <table:table-cell office:value-type="float" office:value="8.6723700000000001E-2" table:style-name="ce17">
            <text:p>0.09</text:p>
          </table:table-cell>
          <table:table-cell office:value-type="float" office:value="8.5405933333333336E-2" table:style-name="ce17">
            <text:p>0.09</text:p>
          </table:table-cell>
          <table:table-cell office:value-type="float" office:value="7.9287766666666662E-2" table:style-name="ce17">
            <text:p>0.08</text:p>
          </table:table-cell>
          <table:table-cell office:value-type="float" office:value="7.6301099999999997E-2" table:style-name="ce17">
            <text:p>0.08</text:p>
          </table:table-cell>
          <table:table-cell table:number-columns-repeated="16287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7.4018533333333331E-2" table:style-name="ce17">
            <text:p>0.07</text:p>
          </table:table-cell>
          <table:table-cell office:value-type="float" office:value="7.1912233333333339E-2" table:style-name="ce17">
            <text:p>0.07</text:p>
          </table:table-cell>
          <table:table-cell office:value-type="float" office:value="6.8981100000000004E-2" table:style-name="ce17">
            <text:p>0.07</text:p>
          </table:table-cell>
          <table:table-cell office:value-type="float" office:value="6.8827033333333329E-2" table:style-name="ce17">
            <text:p>0.07</text:p>
          </table:table-cell>
          <table:table-cell office:value-type="float" office:value="6.6524433333333341E-2" table:style-name="ce17">
            <text:p>0.07</text:p>
          </table:table-cell>
          <table:table-cell office:value-type="float" office:value="6.6111099999999992E-2" table:style-name="ce17">
            <text:p>0.07</text:p>
          </table:table-cell>
          <table:table-cell office:value-type="float" office:value="6.6825566666666669E-2" table:style-name="ce17">
            <text:p>0.07</text:p>
          </table:table-cell>
          <table:table-cell office:value-type="float" office:value="6.5730366666666665E-2" table:style-name="ce17">
            <text:p>0.07</text:p>
          </table:table-cell>
          <table:table-cell office:value-type="float" office:value="6.7510733333333336E-2" table:style-name="ce17">
            <text:p>0.07</text:p>
          </table:table-cell>
          <table:table-cell office:value-type="float" office:value="6.5150733333333335E-2" table:style-name="ce17">
            <text:p>0.07</text:p>
          </table:table-cell>
          <table:table-cell office:value-type="float" office:value="6.4521866666666663E-2" table:style-name="ce17">
            <text:p>0.06</text:p>
          </table:table-cell>
          <table:table-cell office:value-type="float" office:value="6.4741466666666664E-2" table:style-name="ce17">
            <text:p>0.06</text:p>
          </table:table-cell>
          <table:table-cell office:value-type="float" office:value="6.59E-2" table:style-name="ce17">
            <text:p>0.07</text:p>
          </table:table-cell>
          <table:table-cell office:value-type="float" office:value="6.8139999999999992E-2" table:style-name="ce17">
            <text:p>0.07</text:p>
          </table:table-cell>
          <table:table-cell office:value-type="float" office:value="6.6527033333333332E-2" table:style-name="ce17">
            <text:p>0.07</text:p>
          </table:table-cell>
          <table:table-cell office:value-type="float" office:value="6.7815566666666674E-2" table:style-name="ce17">
            <text:p>0.07</text:p>
          </table:table-cell>
          <table:table-cell office:value-type="float" office:value="7.1874433333333335E-2" table:style-name="ce17">
            <text:p>0.07</text:p>
          </table:table-cell>
          <table:table-cell office:value-type="float" office:value="6.8831099999999992E-2" table:style-name="ce17">
            <text:p>0.07</text:p>
          </table:table-cell>
          <table:table-cell office:value-type="float" office:value="6.837186666666667E-2" table:style-name="ce17">
            <text:p>0.07</text:p>
          </table:table-cell>
          <table:table-cell office:value-type="float" office:value="6.7663333333333339E-2" table:style-name="ce17">
            <text:p>0.07</text:p>
          </table:table-cell>
          <table:table-cell office:value-type="float" office:value="6.9171099999999999E-2" table:style-name="ce17">
            <text:p>0.07</text:p>
          </table:table-cell>
          <table:table-cell office:value-type="float" office:value="7.0663699999999996E-2" table:style-name="ce17">
            <text:p>0.07</text:p>
          </table:table-cell>
          <table:table-cell office:value-type="float" office:value="7.3295566666666659E-2" table:style-name="ce17">
            <text:p>0.07</text:p>
          </table:table-cell>
          <table:table-cell office:value-type="float" office:value="8.1979633333333329E-2" table:style-name="ce17">
            <text:p>0.08</text:p>
          </table:table-cell>
          <table:table-cell office:value-type="float" office:value="9.6682233333333326E-2" table:style-name="ce17">
            <text:p>0.10</text:p>
          </table:table-cell>
          <table:table-cell office:value-type="float" office:value="9.8537033333333343E-2" table:style-name="ce17">
            <text:p>0.10</text:p>
          </table:table-cell>
          <table:table-cell office:value-type="float" office:value="9.4738533333333333E-2" table:style-name="ce17">
            <text:p>0.09</text:p>
          </table:table-cell>
          <table:table-cell office:value-type="float" office:value="0.10440186666666666" table:style-name="ce17">
            <text:p>0.10</text:p>
          </table:table-cell>
          <table:table-cell office:value-type="float" office:value="0.10818333333333334" table:style-name="ce17">
            <text:p>0.11</text:p>
          </table:table-cell>
          <table:table-cell office:value-type="float" office:value="0.11341223333333333" table:style-name="ce17">
            <text:p>0.11</text:p>
          </table:table-cell>
          <table:table-cell office:value-type="float" office:value="0.10702333333333335" table:style-name="ce17">
            <text:p>0.11</text:p>
          </table:table-cell>
          <table:table-cell office:value-type="float" office:value="0.10236556666666667" table:style-name="ce17">
            <text:p>0.10</text:p>
          </table:table-cell>
          <table:table-cell office:value-type="float" office:value="0.10296889999999999" table:style-name="ce17">
            <text:p>0.10</text:p>
          </table:table-cell>
          <table:table-cell office:value-type="float" office:value="0.10045183333333334" table:style-name="ce17">
            <text:p>0.10</text:p>
          </table:table-cell>
          <table:table-cell office:value-type="float" office:value="0.10197260000000001" table:style-name="ce17">
            <text:p>0.10</text:p>
          </table:table-cell>
          <table:table-cell office:value-type="float" office:value="0.10241296666666666" table:style-name="ce17">
            <text:p>0.10</text:p>
          </table:table-cell>
          <table:table-cell office:value-type="float" office:value="9.5962233333333327E-2" table:style-name="ce17">
            <text:p>0.10</text:p>
          </table:table-cell>
          <table:table-cell office:value-type="float" office:value="9.545593333333334E-2" table:style-name="ce17">
            <text:p>0.10</text:p>
          </table:table-cell>
          <table:table-cell office:value-type="float" office:value="0.10212" table:style-name="ce17">
            <text:p>0.10</text:p>
          </table:table-cell>
          <table:table-cell office:value-type="float" office:value="0.10110593333333334" table:style-name="ce17">
            <text:p>0.10</text:p>
          </table:table-cell>
          <table:table-cell office:value-type="float" office:value="9.7861466666666674E-2" table:style-name="ce17">
            <text:p>0.10</text:p>
          </table:table-cell>
          <table:table-cell office:value-type="float" office:value="0.10271926666666666" table:style-name="ce17">
            <text:p>0.10</text:p>
          </table:table-cell>
          <table:table-cell office:value-type="float" office:value="0.10217666666666668" table:style-name="ce17">
            <text:p>0.10</text:p>
          </table:table-cell>
          <table:table-cell office:value-type="float" office:value="9.7150733333333336E-2" table:style-name="ce17">
            <text:p>0.10</text:p>
          </table:table-cell>
          <table:table-cell office:value-type="float" office:value="0.1010137" table:style-name="ce17">
            <text:p>0.10</text:p>
          </table:table-cell>
          <table:table-cell office:value-type="float" office:value="0.10447186666666668" table:style-name="ce17">
            <text:p>0.10</text:p>
          </table:table-cell>
          <table:table-cell office:value-type="float" office:value="0.10391703333333334" table:style-name="ce17">
            <text:p>0.10</text:p>
          </table:table-cell>
          <table:table-cell office:value-type="float" office:value="0.10023739999999999" table:style-name="ce17">
            <text:p>0.10</text:p>
          </table:table-cell>
          <table:table-cell office:value-type="float" office:value="0.10310296666666667" table:style-name="ce17">
            <text:p>0.10</text:p>
          </table:table-cell>
          <table:table-cell office:value-type="float" office:value="0.10106146666666667" table:style-name="ce17">
            <text:p>0.10</text:p>
          </table:table-cell>
          <table:table-cell office:value-type="float" office:value="9.8222966666666675E-2" table:style-name="ce17">
            <text:p>0.10</text:p>
          </table:table-cell>
          <table:table-cell office:value-type="float" office:value="9.4689633333333342E-2" table:style-name="ce17">
            <text:p>0.09</text:p>
          </table:table-cell>
          <table:table-cell office:value-type="float" office:value="9.2835200000000007E-2" table:style-name="ce17">
            <text:p>0.09</text:p>
          </table:table-cell>
          <table:table-cell office:value-type="float" office:value="9.3660000000000007E-2" table:style-name="ce17">
            <text:p>0.09</text:p>
          </table:table-cell>
          <table:table-cell office:value-type="float" office:value="9.3871866666666678E-2" table:style-name="ce17">
            <text:p>0.09</text:p>
          </table:table-cell>
          <table:table-cell office:value-type="float" office:value="9.5462600000000009E-2" table:style-name="ce17">
            <text:p>0.10</text:p>
          </table:table-cell>
          <table:table-cell office:value-type="float" office:value="9.513516666666666E-2" table:style-name="ce17">
            <text:p>0.10</text:p>
          </table:table-cell>
          <table:table-cell office:value-type="float" office:value="9.8942233333333338E-2" table:style-name="ce17">
            <text:p>0.10</text:p>
          </table:table-cell>
          <table:table-cell office:value-type="float" office:value="9.6321099999999993E-2" table:style-name="ce17">
            <text:p>0.10</text:p>
          </table:table-cell>
          <table:table-cell office:value-type="float" office:value="9.5689266666666661E-2" table:style-name="ce17">
            <text:p>0.10</text:p>
          </table:table-cell>
          <table:table-cell office:value-type="float" office:value="9.5700733333333329E-2" table:style-name="ce17">
            <text:p>0.10</text:p>
          </table:table-cell>
          <table:table-cell office:value-type="float" office:value="9.7438499999999997E-2" table:style-name="ce17">
            <text:p>0.10</text:p>
          </table:table-cell>
          <table:table-cell office:value-type="float" office:value="0.1012426" table:style-name="ce17">
            <text:p>0.10</text:p>
          </table:table-cell>
          <table:table-cell office:value-type="float" office:value="0.10477259999999999" table:style-name="ce17">
            <text:p>0.10</text:p>
          </table:table-cell>
          <table:table-cell office:value-type="float" office:value="9.9921099999999999E-2" table:style-name="ce17">
            <text:p>0.10</text:p>
          </table:table-cell>
          <table:table-cell office:value-type="float" office:value="9.8335199999999998E-2" table:style-name="ce17">
            <text:p>0.10</text:p>
          </table:table-cell>
          <table:table-cell office:value-type="float" office:value="0.10090036666666667" table:style-name="ce17">
            <text:p>0.10</text:p>
          </table:table-cell>
          <table:table-cell office:value-type="float" office:value="0.10212666666666666" table:style-name="ce17">
            <text:p>0.10</text:p>
          </table:table-cell>
          <table:table-cell office:value-type="float" office:value="0.11006853333333333" table:style-name="ce17">
            <text:p>0.11</text:p>
          </table:table-cell>
          <table:table-cell office:value-type="float" office:value="0.11957556666666667" table:style-name="ce17">
            <text:p>0.12</text:p>
          </table:table-cell>
          <table:table-cell office:value-type="float" office:value="0.12157146666666667" table:style-name="ce17">
            <text:p>0.12</text:p>
          </table:table-cell>
          <table:table-cell office:value-type="float" office:value="0.12145" table:style-name="ce17">
            <text:p>0.12</text:p>
          </table:table-cell>
          <table:table-cell office:value-type="float" office:value="0.12262516666666667" table:style-name="ce17">
            <text:p>0.12</text:p>
          </table:table-cell>
          <table:table-cell office:value-type="float" office:value="0.12707223333333334" table:style-name="ce17">
            <text:p>0.13</text:p>
          </table:table-cell>
          <table:table-cell office:value-type="float" office:value="0.1223226" table:style-name="ce17">
            <text:p>0.12</text:p>
          </table:table-cell>
          <table:table-cell office:value-type="float" office:value="0.12145" table:style-name="ce17">
            <text:p>0.12</text:p>
          </table:table-cell>
          <table:table-cell office:value-type="float" office:value="0.1182526" table:style-name="ce17">
            <text:p>0.12</text:p>
          </table:table-cell>
          <table:table-cell office:value-type="float" office:value="0.12265186666666666" table:style-name="ce17">
            <text:p>0.12</text:p>
          </table:table-cell>
          <table:table-cell office:value-type="float" office:value="0.12301073333333333" table:style-name="ce17">
            <text:p>0.12</text:p>
          </table:table-cell>
          <table:table-cell office:value-type="float" office:value="0.12173260000000001" table:style-name="ce17">
            <text:p>0.12</text:p>
          </table:table-cell>
          <table:table-cell office:value-type="float" office:value="0.12010850000000001" table:style-name="ce17">
            <text:p>0.12</text:p>
          </table:table-cell>
          <table:table-cell office:value-type="float" office:value="0.11976593333333334" table:style-name="ce17">
            <text:p>0.12</text:p>
          </table:table-cell>
          <table:table-cell office:value-type="float" office:value="0.11713666666666667" table:style-name="ce17">
            <text:p>0.12</text:p>
          </table:table-cell>
          <table:table-cell office:value-type="float" office:value="0.12037369999999999" table:style-name="ce17">
            <text:p>0.12</text:p>
          </table:table-cell>
          <table:table-cell office:value-type="float" office:value="0.11575223333333333" table:style-name="ce17">
            <text:p>0.12</text:p>
          </table:table-cell>
          <table:table-cell office:value-type="float" office:value="0.11492963333333334" table:style-name="ce17">
            <text:p>0.11</text:p>
          </table:table-cell>
          <table:table-cell office:value-type="float" office:value="0.11063516666666667" table:style-name="ce17">
            <text:p>0.11</text:p>
          </table:table-cell>
          <table:table-cell office:value-type="float" office:value="0.10598926666666668" table:style-name="ce17">
            <text:p>0.11</text:p>
          </table:table-cell>
          <table:table-cell office:value-type="float" office:value="0.10217183333333334" table:style-name="ce17">
            <text:p>0.10</text:p>
          </table:table-cell>
          <table:table-cell office:value-type="float" office:value="9.6880366666666662E-2" table:style-name="ce17">
            <text:p>0.10</text:p>
          </table:table-cell>
          <table:table-cell office:value-type="float" office:value="9.6041100000000004E-2" table:style-name="ce17">
            <text:p>0.10</text:p>
          </table:table-cell>
          <table:table-cell office:value-type="float" office:value="9.0547033333333346E-2" table:style-name="ce17">
            <text:p>0.09</text:p>
          </table:table-cell>
          <table:table-cell office:value-type="float" office:value="8.6723700000000001E-2" table:style-name="ce17">
            <text:p>0.09</text:p>
          </table:table-cell>
          <table:table-cell office:value-type="float" office:value="8.5405933333333336E-2" table:style-name="ce17">
            <text:p>0.09</text:p>
          </table:table-cell>
          <table:table-cell office:value-type="float" office:value="7.9287766666666662E-2" table:style-name="ce17">
            <text:p>0.08</text:p>
          </table:table-cell>
          <table:table-cell office:value-type="float" office:value="7.6301099999999997E-2" table:style-name="ce17">
            <text:p>0.08</text:p>
          </table:table-cell>
          <table:table-cell table:number-columns-repeated="16287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number-rows-repeated="1048567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-2.0643666666666668E-2" table:style-name="ce1">
            <text:p>-0.020643667</text:p>
          </table:table-cell>
          <table:table-cell office:value-type="float" office:value="-2.2051366666666666E-2" table:style-name="ce1">
            <text:p>-0.022051367</text:p>
          </table:table-cell>
          <table:table-cell office:value-type="float" office:value="-2.3201366666666667E-2" table:style-name="ce1">
            <text:p>-0.023201367</text:p>
          </table:table-cell>
          <table:table-cell office:value-type="float" office:value="-2.2861133333333335E-2" table:style-name="ce1">
            <text:p>-0.022861133</text:p>
          </table:table-cell>
          <table:table-cell office:value-type="float" office:value="-2.4028266666666669E-2" table:style-name="ce1">
            <text:p>-0.024028267</text:p>
          </table:table-cell>
          <table:table-cell office:value-type="float" office:value="-2.3824233333333333E-2" table:style-name="ce1">
            <text:p>-0.023824233</text:p>
          </table:table-cell>
          <table:table-cell office:value-type="float" office:value="-2.3410333333333335E-2" table:style-name="ce1">
            <text:p>-0.023410333</text:p>
          </table:table-cell>
          <table:table-cell office:value-type="float" office:value="-2.2855200000000003E-2" table:style-name="ce1">
            <text:p>-0.0228552</text:p>
          </table:table-cell>
          <table:table-cell office:value-type="float" office:value="-2.1461966666666665E-2" table:style-name="ce1">
            <text:p>-0.021461967</text:p>
          </table:table-cell>
          <table:table-cell office:value-type="float" office:value="-2.2502566666666668E-2" table:style-name="ce1">
            <text:p>-0.022502567</text:p>
          </table:table-cell>
          <table:table-cell office:value-type="float" office:value="-2.2470733333333336E-2" table:style-name="ce1">
            <text:p>-0.022470733</text:p>
          </table:table-cell>
          <table:table-cell office:value-type="float" office:value="-2.2888433333333333E-2" table:style-name="ce1">
            <text:p>-0.022888433</text:p>
          </table:table-cell>
          <table:table-cell office:value-type="float" office:value="-2.5031466666666669E-2" table:style-name="ce1">
            <text:p>-0.025031467</text:p>
          </table:table-cell>
          <table:table-cell office:value-type="float" office:value="-2.4167066666666667E-2" table:style-name="ce1">
            <text:p>-0.024167067</text:p>
          </table:table-cell>
          <table:table-cell office:value-type="float" office:value="-2.3437900000000001E-2" table:style-name="ce1">
            <text:p>-0.0234379</text:p>
          </table:table-cell>
          <table:table-cell office:value-type="float" office:value="-2.1675933333333331E-2" table:style-name="ce1">
            <text:p>-0.021675933</text:p>
          </table:table-cell>
          <table:table-cell office:value-type="float" office:value="-2.1305466666666665E-2" table:style-name="ce1">
            <text:p>-0.021305467</text:p>
          </table:table-cell>
          <table:table-cell office:value-type="float" office:value="-2.2348333333333331E-2" table:style-name="ce1">
            <text:p>-0.022348333</text:p>
          </table:table-cell>
          <table:table-cell office:value-type="float" office:value="-2.3075033333333331E-2" table:style-name="ce1">
            <text:p>-0.023075033</text:p>
          </table:table-cell>
          <table:table-cell office:value-type="float" office:value="-2.2462300000000001E-2" table:style-name="ce1">
            <text:p>-0.0224623</text:p>
          </table:table-cell>
          <table:table-cell office:value-type="float" office:value="-2.2457899999999999E-2" table:style-name="ce1">
            <text:p>-0.0224579</text:p>
          </table:table-cell>
          <table:table-cell office:value-type="float" office:value="-2.1938333333333334E-2" table:style-name="ce1">
            <text:p>-0.021938333</text:p>
          </table:table-cell>
          <table:table-cell office:value-type="float" office:value="-1.9618766666666666E-2" table:style-name="ce1">
            <text:p>-0.019618767</text:p>
          </table:table-cell>
          <table:table-cell office:value-type="float" office:value="-1.9456999999999999E-2" table:style-name="ce1">
            <text:p>-0.019457</text:p>
          </table:table-cell>
          <table:table-cell office:value-type="float" office:value="-1.9232333333333334E-2" table:style-name="ce1">
            <text:p>-0.019232333</text:p>
          </table:table-cell>
          <table:table-cell office:value-type="float" office:value="-1.6978066666666666E-2" table:style-name="ce1">
            <text:p>-0.016978067</text:p>
          </table:table-cell>
          <table:table-cell office:value-type="float" office:value="-1.6336666666666666E-2" table:style-name="ce1">
            <text:p>-0.016336667</text:p>
          </table:table-cell>
          <table:table-cell office:value-type="float" office:value="-1.5969899999999999E-2" table:style-name="ce1">
            <text:p>-0.0159699</text:p>
          </table:table-cell>
          <table:table-cell office:value-type="float" office:value="-1.5227900000000001E-2" table:style-name="ce1">
            <text:p>-0.0152279</text:p>
          </table:table-cell>
          <table:table-cell office:value-type="float" office:value="-1.2391633333333332E-2" table:style-name="ce1">
            <text:p>-0.012391633</text:p>
          </table:table-cell>
          <table:table-cell office:value-type="float" office:value="-1.1522533333333333E-2" table:style-name="ce1">
            <text:p>-0.011522533</text:p>
          </table:table-cell>
          <table:table-cell office:value-type="float" office:value="-1.0670899999999999E-2" table:style-name="ce1">
            <text:p>-0.0106709</text:p>
          </table:table-cell>
          <table:table-cell office:value-type="float" office:value="-1.39696E-2" table:style-name="ce1">
            <text:p>-0.0139696</text:p>
          </table:table-cell>
          <table:table-cell office:value-type="float" office:value="-1.3829466666666667E-2" table:style-name="ce1">
            <text:p>-0.013829467</text:p>
          </table:table-cell>
          <table:table-cell office:value-type="float" office:value="-1.1417066666666668E-2" table:style-name="ce1">
            <text:p>-0.011417067</text:p>
          </table:table-cell>
          <table:table-cell office:value-type="float" office:value="-9.2755000000000008E-3" table:style-name="ce1">
            <text:p>-0.0092755</text:p>
          </table:table-cell>
          <table:table-cell office:value-type="float" office:value="-1.1923999999999999E-2" table:style-name="ce1">
            <text:p>-0.011924</text:p>
          </table:table-cell>
          <table:table-cell office:value-type="float" office:value="-1.3292533333333334E-2" table:style-name="ce1">
            <text:p>-0.013292533</text:p>
          </table:table-cell>
          <table:table-cell office:value-type="float" office:value="-1.33312E-2" table:style-name="ce1">
            <text:p>-0.0133312</text:p>
          </table:table-cell>
          <table:table-cell office:value-type="float" office:value="-1.4011999999999998E-2" table:style-name="ce1">
            <text:p>-0.014012</text:p>
          </table:table-cell>
          <table:table-cell office:value-type="float" office:value="-1.3336733333333335E-2" table:style-name="ce1">
            <text:p>-0.013336733</text:p>
          </table:table-cell>
          <table:table-cell office:value-type="float" office:value="-1.08781E-2" table:style-name="ce1">
            <text:p>-0.0108781</text:p>
          </table:table-cell>
          <table:table-cell office:value-type="float" office:value="-1.1790200000000001E-2" table:style-name="ce1">
            <text:p>-0.0117902</text:p>
          </table:table-cell>
          <table:table-cell office:value-type="float" office:value="-1.5182966666666667E-2" table:style-name="ce1">
            <text:p>-0.015182967</text:p>
          </table:table-cell>
          <table:table-cell office:value-type="float" office:value="-1.3140766666666666E-2" table:style-name="ce1">
            <text:p>-0.013140767</text:p>
          </table:table-cell>
          <table:table-cell office:value-type="float" office:value="-9.8451333333333339E-3" table:style-name="ce1">
            <text:p>-0.009845133</text:p>
          </table:table-cell>
          <table:table-cell office:value-type="float" office:value="-1.2809266666666666E-2" table:style-name="ce1">
            <text:p>-0.012809267</text:p>
          </table:table-cell>
          <table:table-cell office:value-type="float" office:value="-1.2098266666666668E-2" table:style-name="ce1">
            <text:p>-0.012098267</text:p>
          </table:table-cell>
          <table:table-cell office:value-type="float" office:value="-1.2074300000000001E-2" table:style-name="ce1">
            <text:p>-0.0120743</text:p>
          </table:table-cell>
          <table:table-cell office:value-type="float" office:value="-1.3886000000000001E-2" table:style-name="ce1">
            <text:p>-0.013886</text:p>
          </table:table-cell>
          <table:table-cell office:value-type="float" office:value="-1.42281E-2" table:style-name="ce1">
            <text:p>-0.0142281</text:p>
          </table:table-cell>
          <table:table-cell office:value-type="float" office:value="-1.2577466666666667E-2" table:style-name="ce1">
            <text:p>-0.012577467</text:p>
          </table:table-cell>
          <table:table-cell office:value-type="float" office:value="-1.3611966666666668E-2" table:style-name="ce1">
            <text:p>-0.013611967</text:p>
          </table:table-cell>
          <table:table-cell office:value-type="float" office:value="-1.5120099999999999E-2" table:style-name="ce1">
            <text:p>-0.0151201</text:p>
          </table:table-cell>
          <table:table-cell office:value-type="float" office:value="-1.5472966666666666E-2" table:style-name="ce1">
            <text:p>-0.015472967</text:p>
          </table:table-cell>
          <table:table-cell office:value-type="float" office:value="-1.31205E-2" table:style-name="ce1">
            <text:p>-0.0131205</text:p>
          </table:table-cell>
          <table:table-cell office:value-type="float" office:value="-1.3803299999999999E-2" table:style-name="ce1">
            <text:p>-0.0138033</text:p>
          </table:table-cell>
          <table:table-cell office:value-type="float" office:value="-1.3602933333333333E-2" table:style-name="ce1">
            <text:p>-0.013602933</text:p>
          </table:table-cell>
          <table:table-cell office:value-type="float" office:value="-1.2082666666666667E-2" table:style-name="ce1">
            <text:p>-0.012082667</text:p>
          </table:table-cell>
          <table:table-cell office:value-type="float" office:value="-1.2288233333333334E-2" table:style-name="ce1">
            <text:p>-0.012288233</text:p>
          </table:table-cell>
          <table:table-cell office:value-type="float" office:value="-1.4223533333333335E-2" table:style-name="ce1">
            <text:p>-0.014223533</text:p>
          </table:table-cell>
          <table:table-cell office:value-type="float" office:value="-1.4291033333333333E-2" table:style-name="ce1">
            <text:p>-0.014291033</text:p>
          </table:table-cell>
          <table:table-cell office:value-type="float" office:value="-1.2732433333333333E-2" table:style-name="ce1">
            <text:p>-0.012732433</text:p>
          </table:table-cell>
          <table:table-cell office:value-type="float" office:value="-1.0866633333333334E-2" table:style-name="ce1">
            <text:p>-0.010866633</text:p>
          </table:table-cell>
          <table:table-cell office:value-type="float" office:value="-1.1520866666666666E-2" table:style-name="ce1">
            <text:p>-0.011520867</text:p>
          </table:table-cell>
          <table:table-cell office:value-type="float" office:value="-1.2640566666666667E-2" table:style-name="ce1">
            <text:p>-0.012640567</text:p>
          </table:table-cell>
          <table:table-cell office:value-type="float" office:value="-1.3463299999999999E-2" table:style-name="ce1">
            <text:p>-0.0134633</text:p>
          </table:table-cell>
          <table:table-cell office:value-type="float" office:value="-1.2426166666666667E-2" table:style-name="ce1">
            <text:p>-0.012426167</text:p>
          </table:table-cell>
          <table:table-cell office:value-type="float" office:value="-1.2559766666666666E-2" table:style-name="ce1">
            <text:p>-0.012559767</text:p>
          </table:table-cell>
          <table:table-cell office:value-type="float" office:value="-1.196E-2" table:style-name="ce1">
            <text:p>-0.01196</text:p>
          </table:table-cell>
          <table:table-cell office:value-type="float" office:value="-1.2284333333333333E-2" table:style-name="ce1">
            <text:p>-0.012284333</text:p>
          </table:table-cell>
          <table:table-cell office:value-type="float" office:value="-1.3012466666666667E-2" table:style-name="ce1">
            <text:p>-0.013012467</text:p>
          </table:table-cell>
          <table:table-cell office:value-type="float" office:value="-1.4030800000000001E-2" table:style-name="ce1">
            <text:p>-0.0140308</text:p>
          </table:table-cell>
          <table:table-cell office:value-type="float" office:value="-1.3697000000000001E-2" table:style-name="ce1">
            <text:p>-0.013697</text:p>
          </table:table-cell>
          <table:table-cell office:value-type="float" office:value="-1.1922466666666666E-2" table:style-name="ce1">
            <text:p>-0.011922467</text:p>
          </table:table-cell>
          <table:table-cell office:value-type="float" office:value="-1.4300366666666666E-2" table:style-name="ce1">
            <text:p>-0.014300367</text:p>
          </table:table-cell>
          <table:table-cell office:value-type="float" office:value="-1.4688333333333333E-2" table:style-name="ce1">
            <text:p>-0.014688333</text:p>
          </table:table-cell>
          <table:table-cell office:value-type="float" office:value="-1.1490800000000001E-2" table:style-name="ce1">
            <text:p>-0.0114908</text:p>
          </table:table-cell>
          <table:table-cell office:value-type="float" office:value="-1.2063533333333334E-2" table:style-name="ce1">
            <text:p>-0.012063533</text:p>
          </table:table-cell>
          <table:table-cell office:value-type="float" office:value="-1.3121000000000001E-2" table:style-name="ce1">
            <text:p>-0.013121</text:p>
          </table:table-cell>
          <table:table-cell office:value-type="float" office:value="-1.45174E-2" table:style-name="ce1">
            <text:p>-0.0145174</text:p>
          </table:table-cell>
          <table:table-cell office:value-type="float" office:value="-1.2859000000000001E-2" table:style-name="ce1">
            <text:p>-0.012859</text:p>
          </table:table-cell>
          <table:table-cell office:value-type="float" office:value="-1.5152533333333334E-2" table:style-name="ce1">
            <text:p>-0.015152533</text:p>
          </table:table-cell>
          <table:table-cell office:value-type="float" office:value="-1.5475833333333333E-2" table:style-name="ce1">
            <text:p>-0.015475833</text:p>
          </table:table-cell>
          <table:table-cell office:value-type="float" office:value="-1.44139E-2" table:style-name="ce1">
            <text:p>-0.0144139</text:p>
          </table:table-cell>
          <table:table-cell office:value-type="float" office:value="-1.5220900000000001E-2" table:style-name="ce1">
            <text:p>-0.0152209</text:p>
          </table:table-cell>
          <table:table-cell office:value-type="float" office:value="-1.83964E-2" table:style-name="ce1">
            <text:p>-0.0183964</text:p>
          </table:table-cell>
          <table:table-cell office:value-type="float" office:value="-1.7285399999999999E-2" table:style-name="ce1">
            <text:p>-0.0172854</text:p>
          </table:table-cell>
          <table:table-cell office:value-type="float" office:value="-1.7439333333333334E-2" table:style-name="ce1">
            <text:p>-0.017439333</text:p>
          </table:table-cell>
          <table:table-cell office:value-type="float" office:value="-1.8083666666666668E-2" table:style-name="ce1">
            <text:p>-0.018083667</text:p>
          </table:table-cell>
          <table:table-cell office:value-type="float" office:value="-1.7920666666666665E-2" table:style-name="ce1">
            <text:p>-0.017920667</text:p>
          </table:table-cell>
          <table:table-cell office:value-type="float" office:value="-1.9354899999999998E-2" table:style-name="ce1">
            <text:p>-0.0193549</text:p>
          </table:table-cell>
          <table:table-cell office:value-type="float" office:value="-2.0686533333333333E-2" table:style-name="ce1">
            <text:p>-0.020686533</text:p>
          </table:table-cell>
          <table:table-cell office:value-type="float" office:value="-1.8869399999999998E-2" table:style-name="ce1">
            <text:p>-0.0188694</text:p>
          </table:table-cell>
          <table:table-cell office:value-type="float" office:value="-2.1828299999999998E-2" table:style-name="ce1">
            <text:p>-0.0218283</text:p>
          </table:table-cell>
          <table:table-cell office:value-type="float" office:value="-1.9737766666666667E-2" table:style-name="ce1">
            <text:p>-0.019737767</text:p>
          </table:table-cell>
          <table:table-cell table:number-columns-repeated="16287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-2.0643666666666668E-2" table:style-name="ce1">
            <text:p>-0.020643667</text:p>
          </table:table-cell>
          <table:table-cell office:value-type="float" office:value="-2.2051366666666666E-2" table:style-name="ce1">
            <text:p>-0.022051367</text:p>
          </table:table-cell>
          <table:table-cell office:value-type="float" office:value="-2.3201366666666667E-2" table:style-name="ce1">
            <text:p>-0.023201367</text:p>
          </table:table-cell>
          <table:table-cell office:value-type="float" office:value="-2.2861133333333335E-2" table:style-name="ce1">
            <text:p>-0.022861133</text:p>
          </table:table-cell>
          <table:table-cell office:value-type="float" office:value="-2.4028266666666669E-2" table:style-name="ce1">
            <text:p>-0.024028267</text:p>
          </table:table-cell>
          <table:table-cell office:value-type="float" office:value="-2.3824233333333333E-2" table:style-name="ce1">
            <text:p>-0.023824233</text:p>
          </table:table-cell>
          <table:table-cell office:value-type="float" office:value="-2.3410333333333335E-2" table:style-name="ce1">
            <text:p>-0.023410333</text:p>
          </table:table-cell>
          <table:table-cell office:value-type="float" office:value="-2.2855200000000003E-2" table:style-name="ce1">
            <text:p>-0.0228552</text:p>
          </table:table-cell>
          <table:table-cell office:value-type="float" office:value="-2.1461966666666665E-2" table:style-name="ce1">
            <text:p>-0.021461967</text:p>
          </table:table-cell>
          <table:table-cell office:value-type="float" office:value="-2.2502566666666668E-2" table:style-name="ce1">
            <text:p>-0.022502567</text:p>
          </table:table-cell>
          <table:table-cell office:value-type="float" office:value="-2.2470733333333336E-2" table:style-name="ce1">
            <text:p>-0.022470733</text:p>
          </table:table-cell>
          <table:table-cell office:value-type="float" office:value="-2.2888433333333333E-2" table:style-name="ce1">
            <text:p>-0.022888433</text:p>
          </table:table-cell>
          <table:table-cell office:value-type="float" office:value="-2.5031466666666669E-2" table:style-name="ce1">
            <text:p>-0.025031467</text:p>
          </table:table-cell>
          <table:table-cell office:value-type="float" office:value="-2.4167066666666667E-2" table:style-name="ce1">
            <text:p>-0.024167067</text:p>
          </table:table-cell>
          <table:table-cell office:value-type="float" office:value="-2.3437900000000001E-2" table:style-name="ce1">
            <text:p>-0.0234379</text:p>
          </table:table-cell>
          <table:table-cell office:value-type="float" office:value="-2.1675933333333331E-2" table:style-name="ce1">
            <text:p>-0.021675933</text:p>
          </table:table-cell>
          <table:table-cell office:value-type="float" office:value="-2.1305466666666665E-2" table:style-name="ce1">
            <text:p>-0.021305467</text:p>
          </table:table-cell>
          <table:table-cell office:value-type="float" office:value="-2.2348333333333331E-2" table:style-name="ce1">
            <text:p>-0.022348333</text:p>
          </table:table-cell>
          <table:table-cell office:value-type="float" office:value="-2.3075033333333331E-2" table:style-name="ce1">
            <text:p>-0.023075033</text:p>
          </table:table-cell>
          <table:table-cell office:value-type="float" office:value="-2.2462300000000001E-2" table:style-name="ce1">
            <text:p>-0.0224623</text:p>
          </table:table-cell>
          <table:table-cell office:value-type="float" office:value="-2.2457899999999999E-2" table:style-name="ce1">
            <text:p>-0.0224579</text:p>
          </table:table-cell>
          <table:table-cell office:value-type="float" office:value="-2.1938333333333334E-2" table:style-name="ce1">
            <text:p>-0.021938333</text:p>
          </table:table-cell>
          <table:table-cell office:value-type="float" office:value="-1.9618766666666666E-2" table:style-name="ce1">
            <text:p>-0.019618767</text:p>
          </table:table-cell>
          <table:table-cell office:value-type="float" office:value="-1.9456999999999999E-2" table:style-name="ce1">
            <text:p>-0.019457</text:p>
          </table:table-cell>
          <table:table-cell office:value-type="float" office:value="-1.9232333333333334E-2" table:style-name="ce1">
            <text:p>-0.019232333</text:p>
          </table:table-cell>
          <table:table-cell office:value-type="float" office:value="-1.6978066666666666E-2" table:style-name="ce1">
            <text:p>-0.016978067</text:p>
          </table:table-cell>
          <table:table-cell office:value-type="float" office:value="-1.6336666666666666E-2" table:style-name="ce1">
            <text:p>-0.016336667</text:p>
          </table:table-cell>
          <table:table-cell office:value-type="float" office:value="-1.5969899999999999E-2" table:style-name="ce1">
            <text:p>-0.0159699</text:p>
          </table:table-cell>
          <table:table-cell office:value-type="float" office:value="-1.5227900000000001E-2" table:style-name="ce1">
            <text:p>-0.0152279</text:p>
          </table:table-cell>
          <table:table-cell office:value-type="float" office:value="-1.2391633333333332E-2" table:style-name="ce1">
            <text:p>-0.012391633</text:p>
          </table:table-cell>
          <table:table-cell office:value-type="float" office:value="-1.1522533333333333E-2" table:style-name="ce1">
            <text:p>-0.011522533</text:p>
          </table:table-cell>
          <table:table-cell office:value-type="float" office:value="-1.0670899999999999E-2" table:style-name="ce1">
            <text:p>-0.0106709</text:p>
          </table:table-cell>
          <table:table-cell office:value-type="float" office:value="-1.39696E-2" table:style-name="ce1">
            <text:p>-0.0139696</text:p>
          </table:table-cell>
          <table:table-cell office:value-type="float" office:value="-1.3829466666666667E-2" table:style-name="ce1">
            <text:p>-0.013829467</text:p>
          </table:table-cell>
          <table:table-cell office:value-type="float" office:value="-1.1417066666666668E-2" table:style-name="ce1">
            <text:p>-0.011417067</text:p>
          </table:table-cell>
          <table:table-cell office:value-type="float" office:value="-9.2755000000000008E-3" table:style-name="ce1">
            <text:p>-0.0092755</text:p>
          </table:table-cell>
          <table:table-cell office:value-type="float" office:value="-1.1923999999999999E-2" table:style-name="ce1">
            <text:p>-0.011924</text:p>
          </table:table-cell>
          <table:table-cell office:value-type="float" office:value="-1.3292533333333334E-2" table:style-name="ce1">
            <text:p>-0.013292533</text:p>
          </table:table-cell>
          <table:table-cell office:value-type="float" office:value="-1.33312E-2" table:style-name="ce1">
            <text:p>-0.0133312</text:p>
          </table:table-cell>
          <table:table-cell office:value-type="float" office:value="-1.4011999999999998E-2" table:style-name="ce1">
            <text:p>-0.014012</text:p>
          </table:table-cell>
          <table:table-cell office:value-type="float" office:value="-1.3336733333333335E-2" table:style-name="ce1">
            <text:p>-0.013336733</text:p>
          </table:table-cell>
          <table:table-cell office:value-type="float" office:value="-1.08781E-2" table:style-name="ce1">
            <text:p>-0.0108781</text:p>
          </table:table-cell>
          <table:table-cell office:value-type="float" office:value="-1.1790200000000001E-2" table:style-name="ce1">
            <text:p>-0.0117902</text:p>
          </table:table-cell>
          <table:table-cell office:value-type="float" office:value="-1.5182966666666667E-2" table:style-name="ce1">
            <text:p>-0.015182967</text:p>
          </table:table-cell>
          <table:table-cell office:value-type="float" office:value="-1.3140766666666666E-2" table:style-name="ce1">
            <text:p>-0.013140767</text:p>
          </table:table-cell>
          <table:table-cell office:value-type="float" office:value="-9.8451333333333339E-3" table:style-name="ce1">
            <text:p>-0.009845133</text:p>
          </table:table-cell>
          <table:table-cell office:value-type="float" office:value="-1.2809266666666666E-2" table:style-name="ce1">
            <text:p>-0.012809267</text:p>
          </table:table-cell>
          <table:table-cell office:value-type="float" office:value="-1.2098266666666668E-2" table:style-name="ce1">
            <text:p>-0.012098267</text:p>
          </table:table-cell>
          <table:table-cell office:value-type="float" office:value="-1.2074300000000001E-2" table:style-name="ce1">
            <text:p>-0.0120743</text:p>
          </table:table-cell>
          <table:table-cell office:value-type="float" office:value="-1.3886000000000001E-2" table:style-name="ce1">
            <text:p>-0.013886</text:p>
          </table:table-cell>
          <table:table-cell office:value-type="float" office:value="-1.42281E-2" table:style-name="ce1">
            <text:p>-0.0142281</text:p>
          </table:table-cell>
          <table:table-cell office:value-type="float" office:value="-1.2577466666666667E-2" table:style-name="ce1">
            <text:p>-0.012577467</text:p>
          </table:table-cell>
          <table:table-cell office:value-type="float" office:value="-1.3611966666666668E-2" table:style-name="ce1">
            <text:p>-0.013611967</text:p>
          </table:table-cell>
          <table:table-cell office:value-type="float" office:value="-1.5120099999999999E-2" table:style-name="ce1">
            <text:p>-0.0151201</text:p>
          </table:table-cell>
          <table:table-cell office:value-type="float" office:value="-1.5472966666666666E-2" table:style-name="ce1">
            <text:p>-0.015472967</text:p>
          </table:table-cell>
          <table:table-cell office:value-type="float" office:value="-1.31205E-2" table:style-name="ce1">
            <text:p>-0.0131205</text:p>
          </table:table-cell>
          <table:table-cell office:value-type="float" office:value="-1.3803299999999999E-2" table:style-name="ce1">
            <text:p>-0.0138033</text:p>
          </table:table-cell>
          <table:table-cell office:value-type="float" office:value="-1.3602933333333333E-2" table:style-name="ce1">
            <text:p>-0.013602933</text:p>
          </table:table-cell>
          <table:table-cell office:value-type="float" office:value="-1.2082666666666667E-2" table:style-name="ce1">
            <text:p>-0.012082667</text:p>
          </table:table-cell>
          <table:table-cell office:value-type="float" office:value="-1.2288233333333334E-2" table:style-name="ce1">
            <text:p>-0.012288233</text:p>
          </table:table-cell>
          <table:table-cell office:value-type="float" office:value="-1.4223533333333335E-2" table:style-name="ce1">
            <text:p>-0.014223533</text:p>
          </table:table-cell>
          <table:table-cell office:value-type="float" office:value="-1.4291033333333333E-2" table:style-name="ce1">
            <text:p>-0.014291033</text:p>
          </table:table-cell>
          <table:table-cell office:value-type="float" office:value="-1.2732433333333333E-2" table:style-name="ce1">
            <text:p>-0.012732433</text:p>
          </table:table-cell>
          <table:table-cell office:value-type="float" office:value="-1.0866633333333334E-2" table:style-name="ce1">
            <text:p>-0.010866633</text:p>
          </table:table-cell>
          <table:table-cell office:value-type="float" office:value="-1.1520866666666666E-2" table:style-name="ce1">
            <text:p>-0.011520867</text:p>
          </table:table-cell>
          <table:table-cell office:value-type="float" office:value="-1.2640566666666667E-2" table:style-name="ce1">
            <text:p>-0.012640567</text:p>
          </table:table-cell>
          <table:table-cell office:value-type="float" office:value="-1.3463299999999999E-2" table:style-name="ce1">
            <text:p>-0.0134633</text:p>
          </table:table-cell>
          <table:table-cell office:value-type="float" office:value="-1.2426166666666667E-2" table:style-name="ce1">
            <text:p>-0.012426167</text:p>
          </table:table-cell>
          <table:table-cell office:value-type="float" office:value="-1.2559766666666666E-2" table:style-name="ce1">
            <text:p>-0.012559767</text:p>
          </table:table-cell>
          <table:table-cell office:value-type="float" office:value="-1.196E-2" table:style-name="ce1">
            <text:p>-0.01196</text:p>
          </table:table-cell>
          <table:table-cell office:value-type="float" office:value="-1.2284333333333333E-2" table:style-name="ce1">
            <text:p>-0.012284333</text:p>
          </table:table-cell>
          <table:table-cell office:value-type="float" office:value="-1.3012466666666667E-2" table:style-name="ce1">
            <text:p>-0.013012467</text:p>
          </table:table-cell>
          <table:table-cell office:value-type="float" office:value="-1.4030800000000001E-2" table:style-name="ce1">
            <text:p>-0.0140308</text:p>
          </table:table-cell>
          <table:table-cell office:value-type="float" office:value="-1.3697000000000001E-2" table:style-name="ce1">
            <text:p>-0.013697</text:p>
          </table:table-cell>
          <table:table-cell office:value-type="float" office:value="-1.1922466666666666E-2" table:style-name="ce1">
            <text:p>-0.011922467</text:p>
          </table:table-cell>
          <table:table-cell office:value-type="float" office:value="-1.4300366666666666E-2" table:style-name="ce1">
            <text:p>-0.014300367</text:p>
          </table:table-cell>
          <table:table-cell office:value-type="float" office:value="-1.4688333333333333E-2" table:style-name="ce1">
            <text:p>-0.014688333</text:p>
          </table:table-cell>
          <table:table-cell office:value-type="float" office:value="-1.1490800000000001E-2" table:style-name="ce1">
            <text:p>-0.0114908</text:p>
          </table:table-cell>
          <table:table-cell office:value-type="float" office:value="-1.2063533333333334E-2" table:style-name="ce1">
            <text:p>-0.012063533</text:p>
          </table:table-cell>
          <table:table-cell office:value-type="float" office:value="-1.3121000000000001E-2" table:style-name="ce1">
            <text:p>-0.013121</text:p>
          </table:table-cell>
          <table:table-cell office:value-type="float" office:value="-1.45174E-2" table:style-name="ce1">
            <text:p>-0.0145174</text:p>
          </table:table-cell>
          <table:table-cell office:value-type="float" office:value="-1.2859000000000001E-2" table:style-name="ce1">
            <text:p>-0.012859</text:p>
          </table:table-cell>
          <table:table-cell office:value-type="float" office:value="-1.5152533333333334E-2" table:style-name="ce1">
            <text:p>-0.015152533</text:p>
          </table:table-cell>
          <table:table-cell office:value-type="float" office:value="-1.5475833333333333E-2" table:style-name="ce1">
            <text:p>-0.015475833</text:p>
          </table:table-cell>
          <table:table-cell office:value-type="float" office:value="-1.44139E-2" table:style-name="ce1">
            <text:p>-0.0144139</text:p>
          </table:table-cell>
          <table:table-cell office:value-type="float" office:value="-1.5220900000000001E-2" table:style-name="ce1">
            <text:p>-0.0152209</text:p>
          </table:table-cell>
          <table:table-cell office:value-type="float" office:value="-1.83964E-2" table:style-name="ce1">
            <text:p>-0.0183964</text:p>
          </table:table-cell>
          <table:table-cell office:value-type="float" office:value="-1.7285399999999999E-2" table:style-name="ce1">
            <text:p>-0.0172854</text:p>
          </table:table-cell>
          <table:table-cell office:value-type="float" office:value="-1.7439333333333334E-2" table:style-name="ce1">
            <text:p>-0.017439333</text:p>
          </table:table-cell>
          <table:table-cell office:value-type="float" office:value="-1.8083666666666668E-2" table:style-name="ce1">
            <text:p>-0.018083667</text:p>
          </table:table-cell>
          <table:table-cell office:value-type="float" office:value="-1.7920666666666665E-2" table:style-name="ce1">
            <text:p>-0.017920667</text:p>
          </table:table-cell>
          <table:table-cell office:value-type="float" office:value="-1.9354899999999998E-2" table:style-name="ce1">
            <text:p>-0.0193549</text:p>
          </table:table-cell>
          <table:table-cell office:value-type="float" office:value="-2.0686533333333333E-2" table:style-name="ce1">
            <text:p>-0.020686533</text:p>
          </table:table-cell>
          <table:table-cell office:value-type="float" office:value="-1.8869399999999998E-2" table:style-name="ce1">
            <text:p>-0.0188694</text:p>
          </table:table-cell>
          <table:table-cell office:value-type="float" office:value="-2.1828299999999998E-2" table:style-name="ce1">
            <text:p>-0.0218283</text:p>
          </table:table-cell>
          <table:table-cell office:value-type="float" office:value="-1.9737766666666667E-2" table:style-name="ce1">
            <text:p>-0.019737767</text:p>
          </table:table-cell>
          <table:table-cell table:number-columns-repeated="16287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-2.0643666666666668E-2" table:style-name="ce1">
            <text:p>-0.020643667</text:p>
          </table:table-cell>
          <table:table-cell office:value-type="float" office:value="-2.2051366666666666E-2" table:style-name="ce1">
            <text:p>-0.022051367</text:p>
          </table:table-cell>
          <table:table-cell office:value-type="float" office:value="-2.3201366666666667E-2" table:style-name="ce1">
            <text:p>-0.023201367</text:p>
          </table:table-cell>
          <table:table-cell office:value-type="float" office:value="-2.2861133333333335E-2" table:style-name="ce1">
            <text:p>-0.022861133</text:p>
          </table:table-cell>
          <table:table-cell office:value-type="float" office:value="-2.4028266666666669E-2" table:style-name="ce1">
            <text:p>-0.024028267</text:p>
          </table:table-cell>
          <table:table-cell office:value-type="float" office:value="-2.3824233333333333E-2" table:style-name="ce1">
            <text:p>-0.023824233</text:p>
          </table:table-cell>
          <table:table-cell office:value-type="float" office:value="-2.3410333333333335E-2" table:style-name="ce1">
            <text:p>-0.023410333</text:p>
          </table:table-cell>
          <table:table-cell office:value-type="float" office:value="-2.2855200000000003E-2" table:style-name="ce1">
            <text:p>-0.0228552</text:p>
          </table:table-cell>
          <table:table-cell office:value-type="float" office:value="-2.1461966666666665E-2" table:style-name="ce1">
            <text:p>-0.021461967</text:p>
          </table:table-cell>
          <table:table-cell office:value-type="float" office:value="-2.2502566666666668E-2" table:style-name="ce1">
            <text:p>-0.022502567</text:p>
          </table:table-cell>
          <table:table-cell office:value-type="float" office:value="-2.2470733333333336E-2" table:style-name="ce1">
            <text:p>-0.022470733</text:p>
          </table:table-cell>
          <table:table-cell office:value-type="float" office:value="-2.2888433333333333E-2" table:style-name="ce1">
            <text:p>-0.022888433</text:p>
          </table:table-cell>
          <table:table-cell office:value-type="float" office:value="-2.5031466666666669E-2" table:style-name="ce1">
            <text:p>-0.025031467</text:p>
          </table:table-cell>
          <table:table-cell office:value-type="float" office:value="-2.4167066666666667E-2" table:style-name="ce1">
            <text:p>-0.024167067</text:p>
          </table:table-cell>
          <table:table-cell office:value-type="float" office:value="-2.3437900000000001E-2" table:style-name="ce1">
            <text:p>-0.0234379</text:p>
          </table:table-cell>
          <table:table-cell office:value-type="float" office:value="-2.1675933333333331E-2" table:style-name="ce1">
            <text:p>-0.021675933</text:p>
          </table:table-cell>
          <table:table-cell office:value-type="float" office:value="-2.1305466666666665E-2" table:style-name="ce1">
            <text:p>-0.021305467</text:p>
          </table:table-cell>
          <table:table-cell office:value-type="float" office:value="-2.2348333333333331E-2" table:style-name="ce1">
            <text:p>-0.022348333</text:p>
          </table:table-cell>
          <table:table-cell office:value-type="float" office:value="-2.3075033333333331E-2" table:style-name="ce1">
            <text:p>-0.023075033</text:p>
          </table:table-cell>
          <table:table-cell office:value-type="float" office:value="-2.2462300000000001E-2" table:style-name="ce1">
            <text:p>-0.0224623</text:p>
          </table:table-cell>
          <table:table-cell office:value-type="float" office:value="-2.2457899999999999E-2" table:style-name="ce1">
            <text:p>-0.0224579</text:p>
          </table:table-cell>
          <table:table-cell office:value-type="float" office:value="-2.1938333333333334E-2" table:style-name="ce1">
            <text:p>-0.021938333</text:p>
          </table:table-cell>
          <table:table-cell office:value-type="float" office:value="-1.9618766666666666E-2" table:style-name="ce1">
            <text:p>-0.019618767</text:p>
          </table:table-cell>
          <table:table-cell office:value-type="float" office:value="-1.9456999999999999E-2" table:style-name="ce1">
            <text:p>-0.019457</text:p>
          </table:table-cell>
          <table:table-cell office:value-type="float" office:value="-1.9232333333333334E-2" table:style-name="ce1">
            <text:p>-0.019232333</text:p>
          </table:table-cell>
          <table:table-cell office:value-type="float" office:value="-1.6978066666666666E-2" table:style-name="ce1">
            <text:p>-0.016978067</text:p>
          </table:table-cell>
          <table:table-cell office:value-type="float" office:value="-1.6336666666666666E-2" table:style-name="ce1">
            <text:p>-0.016336667</text:p>
          </table:table-cell>
          <table:table-cell office:value-type="float" office:value="-1.5969899999999999E-2" table:style-name="ce1">
            <text:p>-0.0159699</text:p>
          </table:table-cell>
          <table:table-cell office:value-type="float" office:value="-1.5227900000000001E-2" table:style-name="ce1">
            <text:p>-0.0152279</text:p>
          </table:table-cell>
          <table:table-cell office:value-type="float" office:value="-1.2391633333333332E-2" table:style-name="ce1">
            <text:p>-0.012391633</text:p>
          </table:table-cell>
          <table:table-cell office:value-type="float" office:value="-1.1522533333333333E-2" table:style-name="ce1">
            <text:p>-0.011522533</text:p>
          </table:table-cell>
          <table:table-cell office:value-type="float" office:value="-1.0670899999999999E-2" table:style-name="ce1">
            <text:p>-0.0106709</text:p>
          </table:table-cell>
          <table:table-cell office:value-type="float" office:value="-1.39696E-2" table:style-name="ce1">
            <text:p>-0.0139696</text:p>
          </table:table-cell>
          <table:table-cell office:value-type="float" office:value="-1.3829466666666667E-2" table:style-name="ce1">
            <text:p>-0.013829467</text:p>
          </table:table-cell>
          <table:table-cell office:value-type="float" office:value="-1.1417066666666668E-2" table:style-name="ce1">
            <text:p>-0.011417067</text:p>
          </table:table-cell>
          <table:table-cell office:value-type="float" office:value="-9.2755000000000008E-3" table:style-name="ce1">
            <text:p>-0.0092755</text:p>
          </table:table-cell>
          <table:table-cell office:value-type="float" office:value="-1.1923999999999999E-2" table:style-name="ce1">
            <text:p>-0.011924</text:p>
          </table:table-cell>
          <table:table-cell office:value-type="float" office:value="-1.3292533333333334E-2" table:style-name="ce1">
            <text:p>-0.013292533</text:p>
          </table:table-cell>
          <table:table-cell office:value-type="float" office:value="-1.33312E-2" table:style-name="ce1">
            <text:p>-0.0133312</text:p>
          </table:table-cell>
          <table:table-cell office:value-type="float" office:value="-1.4011999999999998E-2" table:style-name="ce1">
            <text:p>-0.014012</text:p>
          </table:table-cell>
          <table:table-cell office:value-type="float" office:value="-1.3336733333333335E-2" table:style-name="ce1">
            <text:p>-0.013336733</text:p>
          </table:table-cell>
          <table:table-cell office:value-type="float" office:value="-1.08781E-2" table:style-name="ce1">
            <text:p>-0.0108781</text:p>
          </table:table-cell>
          <table:table-cell office:value-type="float" office:value="-1.1790200000000001E-2" table:style-name="ce1">
            <text:p>-0.0117902</text:p>
          </table:table-cell>
          <table:table-cell office:value-type="float" office:value="-1.5182966666666667E-2" table:style-name="ce1">
            <text:p>-0.015182967</text:p>
          </table:table-cell>
          <table:table-cell office:value-type="float" office:value="-1.3140766666666666E-2" table:style-name="ce1">
            <text:p>-0.013140767</text:p>
          </table:table-cell>
          <table:table-cell office:value-type="float" office:value="-9.8451333333333339E-3" table:style-name="ce1">
            <text:p>-0.009845133</text:p>
          </table:table-cell>
          <table:table-cell office:value-type="float" office:value="-1.2809266666666666E-2" table:style-name="ce1">
            <text:p>-0.012809267</text:p>
          </table:table-cell>
          <table:table-cell office:value-type="float" office:value="-1.2098266666666668E-2" table:style-name="ce1">
            <text:p>-0.012098267</text:p>
          </table:table-cell>
          <table:table-cell office:value-type="float" office:value="-1.2074300000000001E-2" table:style-name="ce1">
            <text:p>-0.0120743</text:p>
          </table:table-cell>
          <table:table-cell office:value-type="float" office:value="-1.3886000000000001E-2" table:style-name="ce1">
            <text:p>-0.013886</text:p>
          </table:table-cell>
          <table:table-cell office:value-type="float" office:value="-1.42281E-2" table:style-name="ce1">
            <text:p>-0.0142281</text:p>
          </table:table-cell>
          <table:table-cell office:value-type="float" office:value="-1.2577466666666667E-2" table:style-name="ce1">
            <text:p>-0.012577467</text:p>
          </table:table-cell>
          <table:table-cell office:value-type="float" office:value="-1.3611966666666668E-2" table:style-name="ce1">
            <text:p>-0.013611967</text:p>
          </table:table-cell>
          <table:table-cell office:value-type="float" office:value="-1.5120099999999999E-2" table:style-name="ce1">
            <text:p>-0.0151201</text:p>
          </table:table-cell>
          <table:table-cell office:value-type="float" office:value="-1.5472966666666666E-2" table:style-name="ce1">
            <text:p>-0.015472967</text:p>
          </table:table-cell>
          <table:table-cell office:value-type="float" office:value="-1.31205E-2" table:style-name="ce1">
            <text:p>-0.0131205</text:p>
          </table:table-cell>
          <table:table-cell office:value-type="float" office:value="-1.3803299999999999E-2" table:style-name="ce1">
            <text:p>-0.0138033</text:p>
          </table:table-cell>
          <table:table-cell office:value-type="float" office:value="-1.3602933333333333E-2" table:style-name="ce1">
            <text:p>-0.013602933</text:p>
          </table:table-cell>
          <table:table-cell office:value-type="float" office:value="-1.2082666666666667E-2" table:style-name="ce1">
            <text:p>-0.012082667</text:p>
          </table:table-cell>
          <table:table-cell office:value-type="float" office:value="-1.2288233333333334E-2" table:style-name="ce1">
            <text:p>-0.012288233</text:p>
          </table:table-cell>
          <table:table-cell office:value-type="float" office:value="-1.4223533333333335E-2" table:style-name="ce1">
            <text:p>-0.014223533</text:p>
          </table:table-cell>
          <table:table-cell office:value-type="float" office:value="-1.4291033333333333E-2" table:style-name="ce1">
            <text:p>-0.014291033</text:p>
          </table:table-cell>
          <table:table-cell office:value-type="float" office:value="-1.2732433333333333E-2" table:style-name="ce1">
            <text:p>-0.012732433</text:p>
          </table:table-cell>
          <table:table-cell office:value-type="float" office:value="-1.0866633333333334E-2" table:style-name="ce1">
            <text:p>-0.010866633</text:p>
          </table:table-cell>
          <table:table-cell office:value-type="float" office:value="-1.1520866666666666E-2" table:style-name="ce1">
            <text:p>-0.011520867</text:p>
          </table:table-cell>
          <table:table-cell office:value-type="float" office:value="-1.2640566666666667E-2" table:style-name="ce1">
            <text:p>-0.012640567</text:p>
          </table:table-cell>
          <table:table-cell office:value-type="float" office:value="-1.3463299999999999E-2" table:style-name="ce1">
            <text:p>-0.0134633</text:p>
          </table:table-cell>
          <table:table-cell office:value-type="float" office:value="-1.2426166666666667E-2" table:style-name="ce1">
            <text:p>-0.012426167</text:p>
          </table:table-cell>
          <table:table-cell office:value-type="float" office:value="-1.2559766666666666E-2" table:style-name="ce1">
            <text:p>-0.012559767</text:p>
          </table:table-cell>
          <table:table-cell office:value-type="float" office:value="-1.196E-2" table:style-name="ce1">
            <text:p>-0.01196</text:p>
          </table:table-cell>
          <table:table-cell office:value-type="float" office:value="-1.2284333333333333E-2" table:style-name="ce1">
            <text:p>-0.012284333</text:p>
          </table:table-cell>
          <table:table-cell office:value-type="float" office:value="-1.3012466666666667E-2" table:style-name="ce1">
            <text:p>-0.013012467</text:p>
          </table:table-cell>
          <table:table-cell office:value-type="float" office:value="-1.4030800000000001E-2" table:style-name="ce1">
            <text:p>-0.0140308</text:p>
          </table:table-cell>
          <table:table-cell office:value-type="float" office:value="-1.3697000000000001E-2" table:style-name="ce1">
            <text:p>-0.013697</text:p>
          </table:table-cell>
          <table:table-cell office:value-type="float" office:value="-1.1922466666666666E-2" table:style-name="ce1">
            <text:p>-0.011922467</text:p>
          </table:table-cell>
          <table:table-cell office:value-type="float" office:value="-1.4300366666666666E-2" table:style-name="ce1">
            <text:p>-0.014300367</text:p>
          </table:table-cell>
          <table:table-cell office:value-type="float" office:value="-1.4688333333333333E-2" table:style-name="ce1">
            <text:p>-0.014688333</text:p>
          </table:table-cell>
          <table:table-cell office:value-type="float" office:value="-1.1490800000000001E-2" table:style-name="ce1">
            <text:p>-0.0114908</text:p>
          </table:table-cell>
          <table:table-cell office:value-type="float" office:value="-1.2063533333333334E-2" table:style-name="ce1">
            <text:p>-0.012063533</text:p>
          </table:table-cell>
          <table:table-cell office:value-type="float" office:value="-1.3121000000000001E-2" table:style-name="ce1">
            <text:p>-0.013121</text:p>
          </table:table-cell>
          <table:table-cell office:value-type="float" office:value="-1.45174E-2" table:style-name="ce1">
            <text:p>-0.0145174</text:p>
          </table:table-cell>
          <table:table-cell office:value-type="float" office:value="-1.2859000000000001E-2" table:style-name="ce1">
            <text:p>-0.012859</text:p>
          </table:table-cell>
          <table:table-cell office:value-type="float" office:value="-1.5152533333333334E-2" table:style-name="ce1">
            <text:p>-0.015152533</text:p>
          </table:table-cell>
          <table:table-cell office:value-type="float" office:value="-1.5475833333333333E-2" table:style-name="ce1">
            <text:p>-0.015475833</text:p>
          </table:table-cell>
          <table:table-cell office:value-type="float" office:value="-1.44139E-2" table:style-name="ce1">
            <text:p>-0.0144139</text:p>
          </table:table-cell>
          <table:table-cell office:value-type="float" office:value="-1.5220900000000001E-2" table:style-name="ce1">
            <text:p>-0.0152209</text:p>
          </table:table-cell>
          <table:table-cell office:value-type="float" office:value="-1.83964E-2" table:style-name="ce1">
            <text:p>-0.0183964</text:p>
          </table:table-cell>
          <table:table-cell office:value-type="float" office:value="-1.7285399999999999E-2" table:style-name="ce1">
            <text:p>-0.0172854</text:p>
          </table:table-cell>
          <table:table-cell office:value-type="float" office:value="-1.7439333333333334E-2" table:style-name="ce1">
            <text:p>-0.017439333</text:p>
          </table:table-cell>
          <table:table-cell office:value-type="float" office:value="-1.8083666666666668E-2" table:style-name="ce1">
            <text:p>-0.018083667</text:p>
          </table:table-cell>
          <table:table-cell office:value-type="float" office:value="-1.7920666666666665E-2" table:style-name="ce1">
            <text:p>-0.017920667</text:p>
          </table:table-cell>
          <table:table-cell office:value-type="float" office:value="-1.9354899999999998E-2" table:style-name="ce1">
            <text:p>-0.0193549</text:p>
          </table:table-cell>
          <table:table-cell office:value-type="float" office:value="-2.0686533333333333E-2" table:style-name="ce1">
            <text:p>-0.020686533</text:p>
          </table:table-cell>
          <table:table-cell office:value-type="float" office:value="-1.8869399999999998E-2" table:style-name="ce1">
            <text:p>-0.0188694</text:p>
          </table:table-cell>
          <table:table-cell office:value-type="float" office:value="-2.1828299999999998E-2" table:style-name="ce1">
            <text:p>-0.0218283</text:p>
          </table:table-cell>
          <table:table-cell office:value-type="float" office:value="-1.9737766666666667E-2" table:style-name="ce1">
            <text:p>-0.019737767</text:p>
          </table:table-cell>
          <table:table-cell table:number-columns-repeated="16287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287"/>
        </table:table-row>
        <table:table-row table:number-rows-repeated="1048567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table:number-columns-repeated="1635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5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office:value-type="float" office:value="0.01" table:formula="of:=[RES_Addt.$I2]" table:style-name="ce17">
            <text:p>0.01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table:number-columns-repeated="1635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office:value-type="float" office:value="-4.8432210483785251E-3" table:formula="of:=[RES_Addt.$E2]" table:style-name="ce17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5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office:value-type="float" office:value="4.8432210483785251E-3" table:formula="of:=[RES_Addt.$D2]" table:style-name="ce17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 number:grouping="true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9-05T14:36:16Z</dc:date>
  </office:meta>
</office:document-meta>
</file>